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background-color="#ffffff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Tahoma" fo:font-size="8pt" officeooo:rsid="00001727" officeooo:paragraph-rsid="00001727" style:font-size-asian="7pt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Tahoma" fo:font-size="8pt" officeooo:rsid="000185a7" officeooo:paragraph-rsid="000185a7" style:font-size-asian="7pt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Tahoma" fo:font-size="8pt" officeooo:rsid="00056acc" officeooo:paragraph-rsid="00056acc" style:font-size-asian="7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Tahoma" fo:font-size="8pt" officeooo:rsid="0006f621" officeooo:paragraph-rsid="0006f621" style:font-size-asian="7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01727" officeooo:paragraph-rsid="0003702d" style:font-size-asian="7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6f621" officeooo:paragraph-rsid="0006f621" style:font-size-asian="7pt" style:font-size-complex="8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abc41" officeooo:paragraph-rsid="000abc41" style:font-size-asian="7pt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abc41" officeooo:paragraph-rsid="000c34c1" style:font-size-asian="7pt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c34c1" officeooo:paragraph-rsid="000c34c1" style:font-size-asian="7pt" style:font-size-complex="8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c34c1" officeooo:paragraph-rsid="000d1b0b" style:font-size-asian="7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d1b0b" officeooo:paragraph-rsid="000d1b0b" style:font-size-asian="7pt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da888" officeooo:paragraph-rsid="000da888" style:font-size-asian="7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e99aa" officeooo:paragraph-rsid="000e99aa" style:font-size-asian="7pt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e99aa" officeooo:paragraph-rsid="0073396a" style:font-size-asian="7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03fea" officeooo:paragraph-rsid="00103fea" style:font-size-asian="7pt" style:font-size-complex="8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1ee39" officeooo:paragraph-rsid="0011ee39" style:font-size-asian="7pt" style:font-size-complex="8pt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3b093" officeooo:paragraph-rsid="0013b093" style:font-size-asian="7pt" style:font-size-complex="8pt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5bd58" officeooo:paragraph-rsid="0015bd58" style:font-size-asian="7pt" style:font-size-complex="8pt"/>
    </style:style>
    <style:style style:name="P2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a3ad1" officeooo:paragraph-rsid="001a3ad1" style:font-size-asian="7pt" style:font-size-complex="8pt"/>
    </style:style>
    <style:style style:name="P2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9347e" officeooo:paragraph-rsid="0009347e" style:font-size-asian="7pt" style:font-size-complex="8pt"/>
    </style:style>
    <style:style style:name="P2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ecae5" officeooo:paragraph-rsid="001ecae5" style:font-size-asian="7pt" style:font-size-complex="8pt"/>
    </style:style>
    <style:style style:name="P2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3a387" officeooo:paragraph-rsid="0023a387" style:font-size-asian="7pt" style:font-size-complex="8pt"/>
    </style:style>
    <style:style style:name="P2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3a387" officeooo:paragraph-rsid="00762f0d" style:font-size-asian="7pt" style:font-size-complex="8pt"/>
    </style:style>
    <style:style style:name="P2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48f90" officeooo:paragraph-rsid="00248f90" style:font-size-asian="7pt" style:font-size-complex="8pt"/>
    </style:style>
    <style:style style:name="P2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72664" officeooo:paragraph-rsid="00272664" style:font-size-asian="7pt" style:font-size-complex="8pt"/>
    </style:style>
    <style:style style:name="P2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74e22" officeooo:paragraph-rsid="0028a2c2" style:font-size-asian="7pt" style:font-size-complex="8pt"/>
    </style:style>
    <style:style style:name="P2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ff4d1" officeooo:paragraph-rsid="002ff4d1" style:font-size-asian="7pt" style:font-size-complex="8pt"/>
    </style:style>
    <style:style style:name="P2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463c5" officeooo:paragraph-rsid="003463c5" style:font-size-asian="7pt" style:font-size-complex="8pt"/>
    </style:style>
    <style:style style:name="P3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47bfa" officeooo:paragraph-rsid="00347bfa" style:font-size-asian="7pt" style:font-size-complex="8pt"/>
    </style:style>
    <style:style style:name="P3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47bfa" officeooo:paragraph-rsid="007b2b9e" style:font-size-asian="7pt" style:font-size-complex="8pt"/>
    </style:style>
    <style:style style:name="P3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47bfa" officeooo:paragraph-rsid="007e31e5" style:font-size-asian="7pt" style:font-size-complex="8pt"/>
    </style:style>
    <style:style style:name="P3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39f43" officeooo:paragraph-rsid="00339f43" style:font-size-asian="7pt" style:font-size-complex="8pt"/>
    </style:style>
    <style:style style:name="P3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54d79" officeooo:paragraph-rsid="00354d79" style:font-size-asian="7pt" style:font-size-complex="8pt"/>
    </style:style>
    <style:style style:name="P3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66285" officeooo:paragraph-rsid="00366285" style:font-size-asian="7pt" style:font-size-complex="8pt"/>
    </style:style>
    <style:style style:name="P3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804c5" officeooo:paragraph-rsid="003804c5" style:font-size-asian="7pt" style:font-size-complex="8pt"/>
    </style:style>
    <style:style style:name="P3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b9ff8" officeooo:paragraph-rsid="003b9ff8" style:font-size-asian="7pt" style:font-size-complex="8pt"/>
    </style:style>
    <style:style style:name="P3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01881" officeooo:paragraph-rsid="00401881" style:font-size-asian="7pt" style:font-size-complex="8pt"/>
    </style:style>
    <style:style style:name="P3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86f1b" officeooo:paragraph-rsid="00486f1b" style:font-size-asian="7pt" style:font-size-complex="8pt"/>
    </style:style>
    <style:style style:name="P4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dbe7c" officeooo:paragraph-rsid="004dbe7c" style:font-size-asian="7pt" style:font-size-complex="8pt"/>
    </style:style>
    <style:style style:name="P4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b8401" officeooo:paragraph-rsid="004b8401" style:font-size-asian="7pt" style:font-size-complex="8pt"/>
    </style:style>
    <style:style style:name="P4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b8401" officeooo:paragraph-rsid="004cebfd" style:font-size-asian="7pt" style:font-size-complex="8pt"/>
    </style:style>
    <style:style style:name="P4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dd4db" officeooo:paragraph-rsid="004dd4db" style:font-size-asian="7pt" style:font-size-complex="8pt"/>
    </style:style>
    <style:style style:name="P4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f7ecb" officeooo:paragraph-rsid="004f7ecb" style:font-size-asian="7pt" style:font-size-complex="8pt"/>
    </style:style>
    <style:style style:name="P4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fdd08" officeooo:paragraph-rsid="004fdd08" style:font-size-asian="7pt" style:font-size-complex="8pt"/>
    </style:style>
    <style:style style:name="P4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195ad" officeooo:paragraph-rsid="005195ad" style:font-size-asian="7pt" style:font-size-complex="8pt"/>
    </style:style>
    <style:style style:name="P4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51116" officeooo:paragraph-rsid="00565b76" style:font-size-asian="7pt" style:font-size-complex="8pt"/>
    </style:style>
    <style:style style:name="P4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65b76" officeooo:paragraph-rsid="005860c6" style:font-size-asian="7pt" style:font-size-complex="8pt"/>
    </style:style>
    <style:style style:name="P4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a6ec9" officeooo:paragraph-rsid="005a6ec9" style:font-size-asian="7pt" style:font-size-complex="8pt"/>
    </style:style>
    <style:style style:name="P5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3f16c0" officeooo:paragraph-rsid="006fc3fc" style:font-size-asian="7pt" style:font-size-complex="8pt"/>
    </style:style>
    <style:style style:name="P5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49bac6" officeooo:paragraph-rsid="00708aa9" style:font-size-asian="7pt" style:font-size-complex="8pt"/>
    </style:style>
    <style:style style:name="P5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6fc3fc" officeooo:paragraph-rsid="006fc3fc" style:font-size-asian="7pt" style:font-size-complex="8pt"/>
    </style:style>
    <style:style style:name="P5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2fbee" officeooo:paragraph-rsid="0072fbee" style:font-size-asian="7pt" style:font-size-complex="8pt"/>
    </style:style>
    <style:style style:name="P5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2956b" officeooo:paragraph-rsid="0022956b" style:font-size-asian="7pt" style:font-size-complex="8pt"/>
    </style:style>
    <style:style style:name="P5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508c3" officeooo:paragraph-rsid="007508c3" style:font-size-asian="7pt" style:font-size-complex="8pt"/>
    </style:style>
    <style:style style:name="P5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a4360" officeooo:paragraph-rsid="001a4360" style:font-size-asian="7pt" style:font-size-complex="8pt"/>
    </style:style>
    <style:style style:name="P5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a3304" officeooo:paragraph-rsid="002a3304" style:font-size-asian="7pt" style:font-size-complex="8pt"/>
    </style:style>
    <style:style style:name="P5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96e59" officeooo:paragraph-rsid="00796e59" style:font-size-asian="7pt" style:font-size-complex="8pt"/>
    </style:style>
    <style:style style:name="P5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e31e5" officeooo:paragraph-rsid="007e31e5" style:font-size-asian="7pt" style:font-size-complex="8pt"/>
    </style:style>
    <style:style style:name="P6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7f6205" officeooo:paragraph-rsid="007f6205" style:font-size-asian="7pt" style:font-size-complex="8pt"/>
    </style:style>
    <style:style style:name="P6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0fa02" officeooo:paragraph-rsid="0080fa02" style:font-size-asian="7pt" style:font-size-complex="8pt"/>
    </style:style>
    <style:style style:name="P6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22d95" officeooo:paragraph-rsid="00822d95" style:font-size-asian="7pt" style:font-size-complex="8pt"/>
    </style:style>
    <style:style style:name="P6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58d78" officeooo:paragraph-rsid="00858d78" style:font-size-asian="7pt" style:font-size-complex="8pt"/>
    </style:style>
    <style:style style:name="P6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58d78" officeooo:paragraph-rsid="00954bd8" style:font-size-asian="7pt" style:font-size-complex="8pt"/>
    </style:style>
    <style:style style:name="P65" style:family="paragraph" style:parent-style-name="Standard">
      <style:paragraph-properties fo:text-align="justify" style:justify-single-word="false">
        <style:tab-stops/>
      </style:paragraph-properties>
      <style:text-properties style:font-name="Tahoma" fo:font-size="8pt" fo:language="ru" fo:country="RU" officeooo:rsid="008b70cf" officeooo:paragraph-rsid="008b70cf" style:font-size-asian="7pt" style:font-size-complex="8pt"/>
    </style:style>
    <style:style style:name="P6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8d8e4" officeooo:paragraph-rsid="0088d8e4" style:font-size-asian="7pt" style:font-size-complex="8pt"/>
    </style:style>
    <style:style style:name="P6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e2e3d" officeooo:paragraph-rsid="008e2e3d" style:font-size-asian="7pt" style:font-size-complex="8pt"/>
    </style:style>
    <style:style style:name="P6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f956a" officeooo:paragraph-rsid="008f956a" style:font-size-asian="7pt" style:font-size-complex="8pt"/>
    </style:style>
    <style:style style:name="P6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8f956a" officeooo:paragraph-rsid="00928138" style:font-size-asian="7pt" style:font-size-complex="8pt"/>
    </style:style>
    <style:style style:name="P7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928138" officeooo:paragraph-rsid="00928138" style:font-size-asian="7pt" style:font-size-complex="8pt"/>
    </style:style>
    <style:style style:name="P7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94b186" officeooo:paragraph-rsid="0094b186" style:font-size-asian="7pt" style:font-size-complex="8pt"/>
    </style:style>
    <style:style style:name="P7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954bd8" officeooo:paragraph-rsid="00954bd8" style:font-size-asian="7pt" style:font-size-complex="8pt"/>
    </style:style>
    <style:style style:name="P7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35cbc" officeooo:paragraph-rsid="00535cbc" style:font-size-asian="7pt" style:font-size-complex="8pt"/>
    </style:style>
    <style:style style:name="P7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9f85a" officeooo:paragraph-rsid="0059f85a" style:font-size-asian="7pt" style:font-size-complex="8pt"/>
    </style:style>
    <style:style style:name="P7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6dccf" officeooo:paragraph-rsid="005d7ef3" style:font-size-asian="7pt" style:font-size-complex="8pt"/>
    </style:style>
    <style:style style:name="P7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95d0f6" officeooo:paragraph-rsid="0095d0f6" style:font-size-asian="7pt" style:font-size-complex="8pt"/>
    </style:style>
    <style:style style:name="P7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05d3a" officeooo:paragraph-rsid="009af689" style:font-size-asian="8pt" style:font-size-complex="8pt"/>
    </style:style>
    <style:style style:name="P7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33fb9" officeooo:paragraph-rsid="009af689" style:font-size-asian="8pt" style:font-size-complex="8pt"/>
    </style:style>
    <style:style style:name="P7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2824d" officeooo:paragraph-rsid="009af689" style:font-size-asian="8pt" style:font-size-complex="8pt"/>
    </style:style>
    <style:style style:name="P8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726bf" officeooo:paragraph-rsid="009af689" style:font-size-asian="8pt" style:font-size-complex="8pt"/>
    </style:style>
    <style:style style:name="P8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4f85b" officeooo:paragraph-rsid="009af689" style:font-size-asian="8pt" style:font-size-complex="8pt"/>
    </style:style>
    <style:style style:name="P8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53b3f" officeooo:paragraph-rsid="009af689" style:font-size-asian="8pt" style:font-size-complex="8pt"/>
    </style:style>
    <style:style style:name="P8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8cf87" officeooo:paragraph-rsid="009af689" style:font-size-asian="8pt" style:font-size-complex="8pt"/>
    </style:style>
    <style:style style:name="P8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c812e" officeooo:paragraph-rsid="009af689" style:font-size-asian="8pt" style:font-size-complex="8pt"/>
    </style:style>
    <style:style style:name="P8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cef2d" officeooo:paragraph-rsid="009af689" style:font-size-asian="8pt" style:font-size-complex="8pt"/>
    </style:style>
    <style:style style:name="P8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d5cbe" officeooo:paragraph-rsid="009af689" style:font-size-asian="8pt" style:font-size-complex="8pt"/>
    </style:style>
    <style:style style:name="P8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ed6b3" officeooo:paragraph-rsid="009af689" style:font-size-asian="8pt" style:font-size-complex="8pt"/>
    </style:style>
    <style:style style:name="P8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113bb" officeooo:paragraph-rsid="009af689" style:font-size-asian="8pt" style:font-size-complex="8pt"/>
    </style:style>
    <style:style style:name="P89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0d1b0b" officeooo:paragraph-rsid="000d1b0b" style:font-size-asian="7pt" style:font-size-complex="8pt"/>
    </style:style>
    <style:style style:name="P90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0e99aa" officeooo:paragraph-rsid="000e99aa" style:font-size-asian="7pt" style:font-size-complex="8pt"/>
    </style:style>
    <style:style style:name="P91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103fea" officeooo:paragraph-rsid="00103fea" style:font-size-asian="7pt" style:font-size-complex="8pt"/>
    </style:style>
    <style:style style:name="P92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11ee39" officeooo:paragraph-rsid="0011ee39" style:font-size-asian="7pt" style:font-size-complex="8pt"/>
    </style:style>
    <style:style style:name="P93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1a4360" officeooo:paragraph-rsid="001a4360" style:font-size-asian="7pt" style:font-size-complex="8pt"/>
    </style:style>
    <style:style style:name="P94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1a4360" officeooo:paragraph-rsid="001b89e7" style:font-size-asian="7pt" style:font-size-complex="8pt"/>
    </style:style>
    <style:style style:name="P95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4b8401" officeooo:paragraph-rsid="004cebfd" style:font-size-asian="7pt" style:font-size-complex="8pt"/>
    </style:style>
    <style:style style:name="P96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4cd24d" officeooo:paragraph-rsid="004cd24d" style:font-size-asian="7pt" style:font-size-complex="8pt"/>
    </style:style>
    <style:style style:name="P97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4dbe7c" officeooo:paragraph-rsid="004dbe7c" style:font-size-asian="7pt" style:font-size-complex="8pt"/>
    </style:style>
    <style:style style:name="P98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4fdd08" officeooo:paragraph-rsid="004fdd08" style:font-size-asian="7pt" style:font-size-complex="8pt"/>
    </style:style>
    <style:style style:name="P99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56dccf" officeooo:paragraph-rsid="0056dccf" style:font-size-asian="7pt" style:font-size-complex="8pt"/>
    </style:style>
    <style:style style:name="P100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401881" officeooo:paragraph-rsid="006fc3fc" style:font-size-asian="7pt" style:font-size-complex="8pt"/>
    </style:style>
    <style:style style:name="P101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401881" officeooo:paragraph-rsid="00711e4c" style:font-size-asian="7pt" style:font-size-complex="8pt"/>
    </style:style>
    <style:style style:name="P102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447e8f" officeooo:paragraph-rsid="00447e8f" style:font-size-asian="7pt" style:font-size-complex="8pt"/>
    </style:style>
    <style:style style:name="P103" style:family="paragraph" style:parent-style-name="Standard">
      <style:paragraph-properties fo:text-align="justify" style:justify-single-word="false"/>
      <style:text-properties style:font-name="Tahoma" fo:font-size="8pt" fo:language="en" fo:country="US" officeooo:rsid="00928138" officeooo:paragraph-rsid="00928138" style:font-size-asian="7pt" style:font-size-complex="8pt"/>
    </style:style>
    <style:style style:name="P104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0d1b0b" officeooo:paragraph-rsid="000d1b0b" style:font-size-asian="7pt" style:font-size-complex="8pt"/>
    </style:style>
    <style:style style:name="P105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0da888" officeooo:paragraph-rsid="000da888" style:font-size-asian="7pt" style:font-size-complex="8pt"/>
    </style:style>
    <style:style style:name="P106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0e99aa" officeooo:paragraph-rsid="000e99aa" style:font-size-asian="7pt" style:font-size-complex="8pt"/>
    </style:style>
    <style:style style:name="P107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103fea" officeooo:paragraph-rsid="00103fea" style:font-size-asian="7pt" style:font-size-complex="8pt"/>
    </style:style>
    <style:style style:name="P108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11ee39" officeooo:paragraph-rsid="0011ee39" style:font-size-asian="7pt" style:font-size-complex="8pt"/>
    </style:style>
    <style:style style:name="P109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13b093" officeooo:paragraph-rsid="0013b093" style:font-size-asian="7pt" style:font-size-complex="8pt"/>
    </style:style>
    <style:style style:name="P110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1ecae5" officeooo:paragraph-rsid="001ecae5" style:font-size-asian="7pt" style:font-size-complex="8pt"/>
    </style:style>
    <style:style style:name="P111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248f90" officeooo:paragraph-rsid="00248f90" style:font-size-asian="7pt" style:font-size-complex="8pt"/>
    </style:style>
    <style:style style:name="P112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339f43" officeooo:paragraph-rsid="00339f43" style:font-size-asian="7pt" style:font-size-complex="8pt"/>
    </style:style>
    <style:style style:name="P113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347bfa" officeooo:paragraph-rsid="00347bfa" style:font-size-asian="7pt" style:font-size-complex="8pt"/>
    </style:style>
    <style:style style:name="P114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401881" officeooo:paragraph-rsid="00401881" style:font-size-asian="7pt" style:font-size-complex="8pt"/>
    </style:style>
    <style:style style:name="P115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486f1b" officeooo:paragraph-rsid="00486f1b" style:font-size-asian="7pt" style:font-size-complex="8pt"/>
    </style:style>
    <style:style style:name="P116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4cebfd" officeooo:paragraph-rsid="004cebfd" style:font-size-asian="7pt" style:font-size-complex="8pt"/>
    </style:style>
    <style:style style:name="P117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4fdd08" officeooo:paragraph-rsid="004fdd08" style:font-size-asian="7pt" style:font-size-complex="8pt"/>
    </style:style>
    <style:style style:name="P118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56dccf" officeooo:paragraph-rsid="0056dccf" style:font-size-asian="7pt" style:font-size-complex="8pt"/>
    </style:style>
    <style:style style:name="P119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565b76" officeooo:paragraph-rsid="00565b76" style:font-size-asian="7pt" style:font-size-complex="8pt"/>
    </style:style>
    <style:style style:name="P120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72fbee" officeooo:paragraph-rsid="0072fbee" style:font-size-asian="7pt" style:font-size-complex="8pt"/>
    </style:style>
    <style:style style:name="P121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928138" officeooo:paragraph-rsid="00928138" style:font-size-asian="7pt" style:font-size-complex="8pt"/>
    </style:style>
    <style:style style:name="P122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954bd8" officeooo:paragraph-rsid="00954bd8" style:font-size-asian="7pt" style:font-size-complex="8pt"/>
    </style:style>
    <style:style style:name="P123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95d0f6" officeooo:paragraph-rsid="0095d0f6" style:font-size-asian="7pt" style:font-size-complex="8pt"/>
    </style:style>
    <style:style style:name="P124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90fc0b" officeooo:paragraph-rsid="00928138" style:font-size-asian="7pt" style:font-size-complex="8pt"/>
    </style:style>
    <style:style style:name="P125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91ab48" officeooo:paragraph-rsid="00928138" style:font-size-asian="7pt" style:font-size-complex="8pt"/>
    </style:style>
    <style:style style:name="P126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02824d" officeooo:paragraph-rsid="009af689" style:font-size-asian="8pt" style:font-size-complex="8pt"/>
    </style:style>
    <style:style style:name="P127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0d5cbe" officeooo:paragraph-rsid="009af689" style:font-size-asian="8pt" style:font-size-complex="8pt"/>
    </style:style>
    <style:style style:name="P128" style:family="paragraph" style:parent-style-name="Standard">
      <style:paragraph-properties fo:text-align="justify" style:justify-single-word="false"/>
      <style:text-properties style:font-name="Courier New" fo:font-size="10pt" fo:language="ru" fo:country="RU" officeooo:rsid="000c34c1" officeooo:paragraph-rsid="000c34c1" style:font-size-asian="10pt" style:font-size-complex="10pt"/>
    </style:style>
    <style:style style:name="P129" style:family="paragraph" style:parent-style-name="Standard">
      <style:paragraph-properties fo:text-align="justify" style:justify-single-word="false"/>
      <style:text-properties style:font-name="Courier New" fo:font-size="10pt" fo:language="ru" fo:country="RU" officeooo:rsid="000d1b0b" officeooo:paragraph-rsid="000d1b0b" style:font-size-asian="10pt" style:font-size-complex="10pt"/>
    </style:style>
    <style:style style:name="P130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01727" officeooo:paragraph-rsid="00001727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abc41" officeooo:paragraph-rsid="000abc41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da888" officeooo:paragraph-rsid="000da888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da888" officeooo:paragraph-rsid="001ecae5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3b9ff8" officeooo:paragraph-rsid="003b9ff8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4dbe7c" officeooo:paragraph-rsid="004dbe7c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4b8401" officeooo:paragraph-rsid="004b8401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05d3a" officeooo:paragraph-rsid="009af689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2824d" officeooo:paragraph-rsid="009af689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726bf" officeooo:paragraph-rsid="009af689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4f85b" officeooo:paragraph-rsid="009af689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53b3f" officeooo:paragraph-rsid="009af689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0aa519" officeooo:paragraph-rsid="009af689" style:font-size-asian="14pt" style:font-weight-asian="bold" style:font-size-complex="14pt" style:font-weight-complex="bold"/>
    </style:style>
    <style:style style:name="P143" style:family="paragraph" style:parent-style-name="Standard">
      <style:text-properties fo:color="#808080" style:font-name="Courier New" fo:font-size="14pt" fo:font-weight="bold" officeooo:rsid="00005d3a" officeooo:paragraph-rsid="009af689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text-align="justify" style:justify-single-word="false"/>
      <style:text-properties fo:color="#808080" style:font-name="Courier New" fo:font-size="14pt" fo:language="en" fo:country="US" fo:font-weight="bold" officeooo:rsid="00005d3a" officeooo:paragraph-rsid="009af689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text-align="justify" style:justify-single-word="false"/>
      <style:text-properties fo:color="#808080" style:font-name="Courier New" fo:font-size="14pt" fo:language="en" fo:country="US" fo:font-weight="bold" officeooo:rsid="0002824d" officeooo:paragraph-rsid="009af689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808080" style:font-name="Courier New" fo:font-size="14pt" fo:language="en" fo:country="US" fo:font-weight="bold" officeooo:rsid="000726bf" officeooo:paragraph-rsid="009af689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text-align="justify" style:justify-single-word="false"/>
      <style:text-properties fo:color="#808080" style:font-name="Courier New" fo:font-size="14pt" fo:language="en" fo:country="US" fo:font-weight="bold" officeooo:rsid="00053b3f" officeooo:paragraph-rsid="009af689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text-align="justify" style:justify-single-word="false"/>
      <style:text-properties fo:color="#808080" style:font-name="Courier New" fo:font-size="20pt" fo:language="ru" fo:country="RU" fo:font-weight="bold" officeooo:rsid="00001727" officeooo:paragraph-rsid="00001727" style:font-size-asian="20pt" style:font-weight-asian="bold" style:font-size-complex="20pt" style:font-weight-complex="bold"/>
    </style:style>
    <style:style style:name="P149" style:family="paragraph" style:parent-style-name="Standard">
      <style:paragraph-properties fo:text-align="justify" style:justify-single-word="false"/>
      <style:text-properties fo:color="#808080" style:font-name="Courier New" fo:font-size="20pt" fo:language="ru" fo:country="RU" fo:font-weight="bold" officeooo:rsid="000da888" officeooo:paragraph-rsid="001ecae5" style:font-size-asian="20pt" style:font-weight-asian="bold" style:font-size-complex="20pt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808080" style:font-name="Courier New" fo:font-size="20pt" fo:language="ru" fo:country="RU" fo:font-weight="bold" officeooo:rsid="001ecae5" officeooo:paragraph-rsid="001ecae5" style:font-size-asian="20pt" style:font-weight-asian="bold" style:font-size-complex="20pt" style:font-weight-complex="bold"/>
    </style:style>
    <style:style style:name="P151" style:family="paragraph" style:parent-style-name="Standard">
      <style:text-properties fo:color="#808080" style:font-name="Courier New" fo:font-size="20pt" fo:language="ru" fo:country="RU" fo:font-weight="bold" officeooo:rsid="00005d3a" officeooo:paragraph-rsid="009af689" style:font-size-asian="20pt" style:font-weight-asian="bold" style:font-size-complex="20pt" style:font-weight-complex="bold"/>
    </style:style>
    <style:style style:name="P152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0abc41" officeooo:paragraph-rsid="000abc41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5bd58" officeooo:paragraph-rsid="0015bd58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8b2fb" officeooo:paragraph-rsid="0018b2fb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a3ad1" officeooo:paragraph-rsid="001a3ad1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a4360" officeooo:paragraph-rsid="001a4360" style:font-size-asian="10pt" style:font-weight-asian="bold" style:font-size-complex="10pt" style:font-weight-complex="bold"/>
    </style:style>
    <style:style style:name="P157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b89e7" officeooo:paragraph-rsid="001b89e7" style:font-size-asian="10pt" style:font-weight-asian="bold" style:font-size-complex="10pt" style:font-weight-complex="bold"/>
    </style:style>
    <style:style style:name="P158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1ecae5" officeooo:paragraph-rsid="001ecae5" style:font-size-asian="10pt" style:font-weight-asian="bold" style:font-size-complex="10pt" style:font-weight-complex="bold"/>
    </style:style>
    <style:style style:name="P159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22956b" officeooo:paragraph-rsid="0022956b" style:font-size-asian="10pt" style:font-weight-asian="bold" style:font-size-complex="10pt" style:font-weight-complex="bold"/>
    </style:style>
    <style:style style:name="P160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29ad66" officeooo:paragraph-rsid="0029ad66" style:font-size-asian="10pt" style:font-weight-asian="bold" style:font-size-complex="10pt" style:font-weight-complex="bold"/>
    </style:style>
    <style:style style:name="P161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339f43" officeooo:paragraph-rsid="00339f43" style:font-size-asian="10pt" style:font-weight-asian="bold" style:font-size-complex="10pt" style:font-weight-complex="bold"/>
    </style:style>
    <style:style style:name="P162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3463c5" officeooo:paragraph-rsid="003463c5" style:font-size-asian="10pt" style:font-weight-asian="bold" style:font-size-complex="10pt" style:font-weight-complex="bold"/>
    </style:style>
    <style:style style:name="P163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366285" officeooo:paragraph-rsid="00366285" style:font-size-asian="10pt" style:font-weight-asian="bold" style:font-size-complex="10pt" style:font-weight-complex="bold"/>
    </style:style>
    <style:style style:name="P164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3b9ff8" officeooo:paragraph-rsid="003ce8e7" style:font-size-asian="10pt" style:font-weight-asian="bold" style:font-size-complex="10pt" style:font-weight-complex="bold"/>
    </style:style>
    <style:style style:name="P165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3ce8e7" officeooo:paragraph-rsid="003ce8e7" style:font-size-asian="10pt" style:font-weight-asian="bold" style:font-size-complex="10pt" style:font-weight-complex="bold"/>
    </style:style>
    <style:style style:name="P166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401881" officeooo:paragraph-rsid="00401881" style:font-size-asian="10pt" style:font-weight-asian="bold" style:font-size-complex="10pt" style:font-weight-complex="bold"/>
    </style:style>
    <style:style style:name="P167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447e8f" officeooo:paragraph-rsid="00447e8f" style:font-size-asian="10pt" style:font-weight-asian="bold" style:font-size-complex="10pt" style:font-weight-complex="bold"/>
    </style:style>
    <style:style style:name="P168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4cd24d" officeooo:paragraph-rsid="004cd24d" style:font-size-asian="10pt" style:font-weight-asian="bold" style:font-size-complex="10pt" style:font-weight-complex="bold"/>
    </style:style>
    <style:style style:name="P169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4b8401" officeooo:paragraph-rsid="004b8401" style:font-size-asian="10pt" style:font-weight-asian="bold" style:font-size-complex="10pt" style:font-weight-complex="bold"/>
    </style:style>
    <style:style style:name="P170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711e4c" officeooo:paragraph-rsid="00711e4c" style:font-size-asian="10pt" style:font-weight-asian="bold" style:font-size-complex="10pt" style:font-weight-complex="bold"/>
    </style:style>
    <style:style style:name="P171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72fbee" officeooo:paragraph-rsid="0072fbee" style:font-size-asian="10pt" style:font-weight-asian="bold" style:font-size-complex="10pt" style:font-weight-complex="bold"/>
    </style:style>
    <style:style style:name="P172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858d78" officeooo:paragraph-rsid="00858d78" style:font-size-asian="10pt" style:font-weight-asian="bold" style:font-size-complex="10pt" style:font-weight-complex="bold"/>
    </style:style>
    <style:style style:name="P173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8e2e3d" officeooo:paragraph-rsid="008e2e3d" style:font-size-asian="10pt" style:font-weight-asian="bold" style:font-size-complex="10pt" style:font-weight-complex="bold"/>
    </style:style>
    <style:style style:name="P174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94b186" officeooo:paragraph-rsid="0094b186" style:font-size-asian="10pt" style:font-weight-asian="bold" style:font-size-complex="10pt" style:font-weight-complex="bold"/>
    </style:style>
    <style:style style:name="P175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055d45" officeooo:paragraph-rsid="009af689" style:font-size-asian="10pt" style:font-weight-asian="bold" style:font-size-complex="10pt" style:font-weight-complex="bold"/>
    </style:style>
    <style:style style:name="P176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954bd8" officeooo:paragraph-rsid="00954bd8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858d78" officeooo:paragraph-rsid="00858d78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0aa519" officeooo:paragraph-rsid="009af689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0c812e" officeooo:paragraph-rsid="009af689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text-align="justify" style:justify-single-word="false"/>
      <style:text-properties fo:color="#808080" style:font-name="Courier New" fo:font-size="12pt" fo:language="ru" fo:country="RU" fo:font-weight="bold" officeooo:rsid="000d5cbe" officeooo:paragraph-rsid="009af689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text-align="justify" style:justify-single-word="false"/>
      <style:text-properties fo:color="#808080" style:font-name="Tahoma" fo:font-size="8pt" fo:language="ru" fo:country="RU" fo:font-weight="bold" officeooo:rsid="000d5cbe" officeooo:paragraph-rsid="009af689" style:font-size-asian="8pt" style:font-weight-asian="bold" style:font-size-complex="8pt" style:font-weight-complex="bold"/>
    </style:style>
    <style:style style:name="P182" style:family="paragraph" style:parent-style-name="Standard">
      <style:paragraph-properties fo:text-align="justify" style:justify-single-word="false" fo:break-before="page"/>
      <style:text-properties fo:color="#808080" style:font-name="Courier New" fo:font-size="20pt" fo:language="ru" fo:country="RU" fo:font-weight="bold" officeooo:rsid="001ecae5" officeooo:paragraph-rsid="001ecae5" style:font-size-asian="20pt" style:font-weight-asian="bold" style:font-size-complex="20pt" style:font-weight-complex="bold"/>
    </style:style>
    <style:style style:name="P183" style:family="paragraph" style:parent-style-name="Standard">
      <style:paragraph-properties fo:break-before="page"/>
      <style:text-properties fo:color="#808080" style:font-name="Courier New" fo:font-size="20pt" fo:language="ru" fo:country="RU" fo:font-weight="bold" officeooo:rsid="00005d3a" officeooo:paragraph-rsid="009af689" style:font-size-asian="20pt" style:font-weight-asian="bold" style:font-size-complex="20pt" style:font-weight-complex="bold"/>
    </style:style>
    <style:style style:name="P184" style:family="paragraph" style:parent-style-name="Standard">
      <style:paragraph-properties fo:text-align="justify" style:justify-single-word="false" fo:break-before="page"/>
      <style:text-properties fo:color="#808080" style:font-name="Courier New" fo:font-size="20pt" fo:language="ru" fo:country="RU" fo:font-weight="bold" officeooo:rsid="00001727" officeooo:paragraph-rsid="009cc641" style:font-size-asian="20pt" style:font-weight-asian="bold" style:font-size-complex="20pt" style:font-weight-complex="bold"/>
    </style:style>
    <style:style style:name="P185" style:family="paragraph" style:parent-style-name="Standard">
      <style:paragraph-properties fo:text-align="justify" style:justify-single-word="false"/>
      <style:text-properties fo:color="#000000" style:font-name="Courier New" fo:font-size="12pt" fo:language="ru" fo:country="RU" fo:font-weight="normal" officeooo:rsid="001113bb" officeooo:paragraph-rsid="009ddea2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55d45" officeooo:paragraph-rsid="009ddea2" style:font-size-asian="8pt" style:font-size-complex="8pt"/>
    </style:style>
    <style:style style:name="P18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cef2d" officeooo:paragraph-rsid="00a3a3a8" style:font-size-asian="8pt" style:font-size-complex="8pt"/>
    </style:style>
    <style:style style:name="P18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aa519" officeooo:paragraph-rsid="00a3a3a8" style:font-size-asian="8pt" style:font-size-complex="8pt"/>
    </style:style>
    <style:style style:name="P18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5d7ef3" officeooo:paragraph-rsid="009eeb9f" style:font-size-asian="7pt" style:font-size-complex="8pt"/>
    </style:style>
    <style:style style:name="P19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da888" officeooo:paragraph-rsid="000da888" style:font-size-asian="7pt" style:font-size-complex="8pt"/>
    </style:style>
    <style:style style:name="P19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a02324" officeooo:paragraph-rsid="00a02324" style:font-size-asian="7pt" style:font-size-complex="8pt"/>
    </style:style>
    <style:style style:name="P19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c34c1" officeooo:paragraph-rsid="000c34c1" style:font-size-asian="7pt" style:font-size-complex="8pt"/>
    </style:style>
    <style:style style:name="P19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d1b0b" officeooo:paragraph-rsid="000d1b0b" style:font-size-asian="7pt" style:font-size-complex="8pt"/>
    </style:style>
    <style:style style:name="P194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cdb78" officeooo:paragraph-rsid="00a09e38" style:font-size-asian="7pt" style:font-size-complex="8pt"/>
    </style:style>
    <style:style style:name="P195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8b2fb" officeooo:paragraph-rsid="00a09e38" style:font-size-asian="7pt" style:font-size-complex="8pt"/>
    </style:style>
    <style:style style:name="P196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407cd" officeooo:paragraph-rsid="00a09e38" style:font-size-asian="7pt" style:font-size-complex="8pt"/>
    </style:style>
    <style:style style:name="P197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248f90" officeooo:paragraph-rsid="00267112" style:font-size-asian="7pt" style:font-size-complex="8pt"/>
    </style:style>
    <style:style style:name="P198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a22090" officeooo:paragraph-rsid="00a22090" style:font-size-asian="7pt" style:font-size-complex="8pt"/>
    </style:style>
    <style:style style:name="P199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72fbee" officeooo:paragraph-rsid="0072fbee" style:font-size-asian="10pt" style:font-weight-asian="bold" style:font-size-complex="10pt" style:font-weight-complex="bold"/>
    </style:style>
    <style:style style:name="P200" style:family="paragraph" style:parent-style-name="Standard">
      <style:paragraph-properties fo:text-align="justify" style:justify-single-word="false"/>
      <style:text-properties fo:color="#808080" style:font-name="Courier New" fo:font-size="10pt" fo:language="ru" fo:country="RU" fo:font-weight="bold" officeooo:rsid="00a02324" officeooo:paragraph-rsid="00a02324" style:font-size-asian="10pt" style:font-weight-asian="bold" style:font-size-complex="10pt" style:font-weight-complex="bold"/>
    </style:style>
    <style:style style:name="P201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0da888" officeooo:paragraph-rsid="000da888" style:font-size-asian="7pt" style:font-size-complex="8pt"/>
    </style:style>
    <style:style style:name="P202" style:family="paragraph" style:parent-style-name="Standard">
      <style:paragraph-properties fo:text-align="justify" style:justify-single-word="false"/>
      <style:text-properties style:font-name="Courier New" fo:font-size="8pt" fo:language="ru" fo:country="RU" officeooo:rsid="00a09e38" officeooo:paragraph-rsid="00a09e38" style:font-size-asian="7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f621"/>
    </style:style>
    <style:style style:name="T3" style:family="text">
      <style:text-properties fo:language="ru" fo:country="RU" officeooo:rsid="001b89e7"/>
    </style:style>
    <style:style style:name="T4" style:family="text">
      <style:text-properties fo:language="ru" fo:country="RU" officeooo:rsid="00413cae"/>
    </style:style>
    <style:style style:name="T5" style:family="text">
      <style:text-properties fo:language="ru" fo:country="RU" officeooo:rsid="0042e5fb"/>
    </style:style>
    <style:style style:name="T6" style:family="text">
      <style:text-properties fo:language="ru" fo:country="RU" officeooo:rsid="00447e8f"/>
    </style:style>
    <style:style style:name="T7" style:family="text">
      <style:text-properties fo:language="ru" fo:country="RU" officeooo:rsid="0045578d"/>
    </style:style>
    <style:style style:name="T8" style:family="text">
      <style:text-properties fo:language="ru" fo:country="RU" officeooo:rsid="004cd24d"/>
    </style:style>
    <style:style style:name="T9" style:family="text">
      <style:text-properties fo:language="ru" fo:country="RU" officeooo:rsid="004cebfd"/>
    </style:style>
    <style:style style:name="T10" style:family="text">
      <style:text-properties fo:language="ru" fo:country="RU" officeooo:rsid="00711e4c"/>
    </style:style>
    <style:style style:name="T11" style:family="text">
      <style:text-properties fo:language="ru" fo:country="RU" officeooo:rsid="00722c75"/>
    </style:style>
    <style:style style:name="T12" style:family="text">
      <style:text-properties fo:language="ru" fo:country="RU" officeooo:rsid="009eeb9f"/>
    </style:style>
    <style:style style:name="T13" style:family="text">
      <style:text-properties fo:language="ru" fo:country="RU" officeooo:rsid="00a02324"/>
    </style:style>
    <style:style style:name="T14" style:family="text">
      <style:text-properties fo:language="ru" fo:country="RU" officeooo:rsid="00a22090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8dd6b"/>
    </style:style>
    <style:style style:name="T17" style:family="text">
      <style:text-properties fo:language="en" fo:country="US" officeooo:rsid="0009d0bf"/>
    </style:style>
    <style:style style:name="T18" style:family="text">
      <style:text-properties fo:language="en" fo:country="US" officeooo:rsid="000c34c1"/>
    </style:style>
    <style:style style:name="T19" style:family="text">
      <style:text-properties fo:language="en" fo:country="US" officeooo:rsid="0013b093"/>
    </style:style>
    <style:style style:name="T20" style:family="text">
      <style:text-properties fo:language="en" fo:country="US" officeooo:rsid="001ecae5"/>
    </style:style>
    <style:style style:name="T21" style:family="text">
      <style:text-properties fo:language="en" fo:country="US" officeooo:rsid="00248f90"/>
    </style:style>
    <style:style style:name="T22" style:family="text">
      <style:text-properties fo:language="en" fo:country="US" officeooo:rsid="0028a2c2"/>
    </style:style>
    <style:style style:name="T23" style:family="text">
      <style:text-properties fo:language="en" fo:country="US" officeooo:rsid="002c0ecb"/>
    </style:style>
    <style:style style:name="T24" style:family="text">
      <style:text-properties fo:language="en" fo:country="US" officeooo:rsid="002fcbc8"/>
    </style:style>
    <style:style style:name="T25" style:family="text">
      <style:text-properties fo:language="en" fo:country="US" officeooo:rsid="003496be"/>
    </style:style>
    <style:style style:name="T26" style:family="text">
      <style:text-properties fo:language="en" fo:country="US" officeooo:rsid="00379922"/>
    </style:style>
    <style:style style:name="T27" style:family="text">
      <style:text-properties fo:language="en" fo:country="US" officeooo:rsid="0056b792"/>
    </style:style>
    <style:style style:name="T28" style:family="text">
      <style:text-properties fo:language="en" fo:country="US" officeooo:rsid="005860c6"/>
    </style:style>
    <style:style style:name="T29" style:family="text">
      <style:text-properties fo:language="en" fo:country="US" officeooo:rsid="006a7946"/>
    </style:style>
    <style:style style:name="T30" style:family="text">
      <style:text-properties fo:language="en" fo:country="US" officeooo:rsid="006afaa7"/>
    </style:style>
    <style:style style:name="T31" style:family="text">
      <style:text-properties fo:language="en" fo:country="US" officeooo:rsid="007508c3"/>
    </style:style>
    <style:style style:name="T32" style:family="text">
      <style:text-properties fo:language="en" fo:country="US" officeooo:rsid="00750f53"/>
    </style:style>
    <style:style style:name="T33" style:family="text">
      <style:text-properties fo:language="en" fo:country="US" officeooo:rsid="0077edd9"/>
    </style:style>
    <style:style style:name="T34" style:family="text">
      <style:text-properties fo:language="en" fo:country="US" officeooo:rsid="007d7501"/>
    </style:style>
    <style:style style:name="T35" style:family="text">
      <style:text-properties fo:language="en" fo:country="US" officeooo:rsid="007d77c1"/>
    </style:style>
    <style:style style:name="T36" style:family="text">
      <style:text-properties fo:language="en" fo:country="US" officeooo:rsid="007fe16d"/>
    </style:style>
    <style:style style:name="T37" style:family="text">
      <style:text-properties fo:language="en" fo:country="US" officeooo:rsid="008f956a"/>
    </style:style>
    <style:style style:name="T38" style:family="text">
      <style:text-properties fo:language="en" fo:country="US" officeooo:rsid="0093d583"/>
    </style:style>
    <style:style style:name="T39" style:family="text">
      <style:text-properties fo:language="en" fo:country="US" officeooo:rsid="00076a0b"/>
    </style:style>
    <style:style style:name="T40" style:family="text">
      <style:text-properties fo:language="en" fo:country="US" officeooo:rsid="00055d45"/>
    </style:style>
    <style:style style:name="T41" style:family="text">
      <style:text-properties fo:language="en" fo:country="US" officeooo:rsid="001113bb"/>
    </style:style>
    <style:style style:name="T42" style:family="text">
      <style:text-properties fo:language="en" fo:country="US" officeooo:rsid="000f8af2"/>
    </style:style>
    <style:style style:name="T43" style:family="text">
      <style:text-properties fo:language="en" fo:country="US" officeooo:rsid="0012372d"/>
    </style:style>
    <style:style style:name="T44" style:family="text">
      <style:text-properties fo:language="en" fo:country="US" officeooo:rsid="009ddea2"/>
    </style:style>
    <style:style style:name="T45" style:family="text">
      <style:text-properties fo:language="en" fo:country="US" officeooo:rsid="009eeb9f"/>
    </style:style>
    <style:style style:name="T46" style:family="text">
      <style:text-properties fo:language="en" fo:country="US" officeooo:rsid="00a02324"/>
    </style:style>
    <style:style style:name="T47" style:family="text">
      <style:text-properties fo:language="en" fo:country="US" officeooo:rsid="00a2ca4a"/>
    </style:style>
    <style:style style:name="T48" style:family="text">
      <style:text-properties fo:language="en" fo:country="US" officeooo:rsid="00a3a3a8"/>
    </style:style>
    <style:style style:name="T49" style:family="text">
      <style:text-properties style:font-name="Courier New"/>
    </style:style>
    <style:style style:name="T50" style:family="text">
      <style:text-properties style:font-name="Courier New" officeooo:rsid="0003702d"/>
    </style:style>
    <style:style style:name="T51" style:family="text">
      <style:text-properties style:font-name="Courier New" fo:language="en" fo:country="US"/>
    </style:style>
    <style:style style:name="T52" style:family="text">
      <style:text-properties style:font-name="Courier New" fo:language="en" fo:country="US" officeooo:rsid="0003702d"/>
    </style:style>
    <style:style style:name="T53" style:family="text">
      <style:text-properties style:font-name="Courier New" fo:language="en" fo:country="US" officeooo:rsid="00056acc"/>
    </style:style>
    <style:style style:name="T54" style:family="text">
      <style:text-properties style:font-name="Courier New" fo:language="en" fo:country="US" officeooo:rsid="0008dd6b"/>
    </style:style>
    <style:style style:name="T55" style:family="text">
      <style:text-properties style:font-name="Courier New" fo:language="en" fo:country="US" officeooo:rsid="000c34c1"/>
    </style:style>
    <style:style style:name="T56" style:family="text">
      <style:text-properties style:font-name="Courier New" fo:language="en" fo:country="US" officeooo:rsid="000abc41"/>
    </style:style>
    <style:style style:name="T57" style:family="text">
      <style:text-properties style:font-name="Courier New" fo:language="en" fo:country="US" officeooo:rsid="00103fea"/>
    </style:style>
    <style:style style:name="T58" style:family="text">
      <style:text-properties style:font-name="Courier New" fo:language="en" fo:country="US" officeooo:rsid="0013b093"/>
    </style:style>
    <style:style style:name="T59" style:family="text">
      <style:text-properties style:font-name="Courier New" fo:language="en" fo:country="US" officeooo:rsid="0018b2fb"/>
    </style:style>
    <style:style style:name="T60" style:family="text">
      <style:text-properties style:font-name="Courier New" fo:language="en" fo:country="US" officeooo:rsid="001a4360"/>
    </style:style>
    <style:style style:name="T61" style:family="text">
      <style:text-properties style:font-name="Courier New" fo:language="en" fo:country="US" officeooo:rsid="0015bd58"/>
    </style:style>
    <style:style style:name="T62" style:family="text">
      <style:text-properties style:font-name="Courier New" fo:language="en" fo:country="US" officeooo:rsid="00248f90"/>
    </style:style>
    <style:style style:name="T63" style:family="text">
      <style:text-properties style:font-name="Courier New" fo:language="en" fo:country="US" officeooo:rsid="0028a2c2"/>
    </style:style>
    <style:style style:name="T64" style:family="text">
      <style:text-properties style:font-name="Courier New" fo:language="en" fo:country="US" officeooo:rsid="002c0ecb"/>
    </style:style>
    <style:style style:name="T65" style:family="text">
      <style:text-properties style:font-name="Courier New" fo:language="en" fo:country="US" officeooo:rsid="002fcbc8"/>
    </style:style>
    <style:style style:name="T66" style:family="text">
      <style:text-properties style:font-name="Courier New" fo:language="en" fo:country="US" officeooo:rsid="003496be"/>
    </style:style>
    <style:style style:name="T67" style:family="text">
      <style:text-properties style:font-name="Courier New" fo:language="en" fo:country="US" officeooo:rsid="0059f85a"/>
    </style:style>
    <style:style style:name="T68" style:family="text">
      <style:text-properties style:font-name="Courier New" fo:language="en" fo:country="US" officeooo:rsid="005bc379"/>
    </style:style>
    <style:style style:name="T69" style:family="text">
      <style:text-properties style:font-name="Courier New" fo:language="en" fo:country="US" officeooo:rsid="005d7ef3"/>
    </style:style>
    <style:style style:name="T70" style:family="text">
      <style:text-properties style:font-name="Courier New" fo:language="en" fo:country="US" officeooo:rsid="0056dccf"/>
    </style:style>
    <style:style style:name="T71" style:family="text">
      <style:text-properties style:font-name="Courier New" fo:language="en" fo:country="US" officeooo:rsid="006afaa7"/>
    </style:style>
    <style:style style:name="T72" style:family="text">
      <style:text-properties style:font-name="Courier New" fo:language="en" fo:country="US" officeooo:rsid="006fc3fc"/>
    </style:style>
    <style:style style:name="T73" style:family="text">
      <style:text-properties style:font-name="Courier New" fo:language="en" fo:country="US" officeooo:rsid="007508c3"/>
    </style:style>
    <style:style style:name="T74" style:family="text">
      <style:text-properties style:font-name="Courier New" fo:language="en" fo:country="US" officeooo:rsid="00750f53"/>
    </style:style>
    <style:style style:name="T75" style:family="text">
      <style:text-properties style:font-name="Courier New" fo:language="en" fo:country="US" officeooo:rsid="0077edd9"/>
    </style:style>
    <style:style style:name="T76" style:family="text">
      <style:text-properties style:font-name="Courier New" fo:language="en" fo:country="US" officeooo:rsid="007cec14"/>
    </style:style>
    <style:style style:name="T77" style:family="text">
      <style:text-properties style:font-name="Courier New" fo:language="en" fo:country="US" officeooo:rsid="007d7501"/>
    </style:style>
    <style:style style:name="T78" style:family="text">
      <style:text-properties style:font-name="Courier New" fo:language="en" fo:country="US" officeooo:rsid="007d77c1"/>
    </style:style>
    <style:style style:name="T79" style:family="text">
      <style:text-properties style:font-name="Courier New" fo:language="en" fo:country="US" officeooo:rsid="008c957c"/>
    </style:style>
    <style:style style:name="T80" style:family="text">
      <style:text-properties style:font-name="Courier New" fo:language="en" fo:country="US" officeooo:rsid="008d3d2a"/>
    </style:style>
    <style:style style:name="T81" style:family="text">
      <style:text-properties style:font-name="Courier New" fo:language="en" fo:country="US" officeooo:rsid="008f956a"/>
    </style:style>
    <style:style style:name="T82" style:family="text">
      <style:text-properties style:font-name="Courier New" fo:language="en" fo:country="US" officeooo:rsid="0091ab48"/>
    </style:style>
    <style:style style:name="T83" style:family="text">
      <style:text-properties style:font-name="Courier New" fo:language="en" fo:country="US" officeooo:rsid="00934c0a"/>
    </style:style>
    <style:style style:name="T84" style:family="text">
      <style:text-properties style:font-name="Courier New" fo:language="en" fo:country="US" officeooo:rsid="0093d583"/>
    </style:style>
    <style:style style:name="T85" style:family="text">
      <style:text-properties style:font-name="Courier New" fo:language="en" fo:country="US" officeooo:rsid="001113bb"/>
    </style:style>
    <style:style style:name="T86" style:family="text">
      <style:text-properties style:font-name="Courier New" fo:language="en" fo:country="US" officeooo:rsid="000d5cbe"/>
    </style:style>
    <style:style style:name="T87" style:family="text">
      <style:text-properties style:font-name="Courier New" fo:language="en" fo:country="US" officeooo:rsid="000f8af2"/>
    </style:style>
    <style:style style:name="T88" style:family="text">
      <style:text-properties style:font-name="Courier New" fo:language="ru" fo:country="RU"/>
    </style:style>
    <style:style style:name="T89" style:family="text">
      <style:text-properties style:font-name="Courier New" fo:language="ru" fo:country="RU" officeooo:rsid="00413cae"/>
    </style:style>
    <style:style style:name="T90" style:family="text">
      <style:text-properties style:font-name="Courier New" fo:language="ru" fo:country="RU" officeooo:rsid="00447e8f"/>
    </style:style>
    <style:style style:name="T91" style:family="text">
      <style:text-properties style:font-name="Courier New" officeooo:rsid="0008dd6b"/>
    </style:style>
    <style:style style:name="T92" style:family="text">
      <style:text-properties style:font-name="Courier New" officeooo:rsid="000c34c1"/>
    </style:style>
    <style:style style:name="T93" style:family="text">
      <style:text-properties style:font-name="Courier New" officeooo:rsid="0013b093"/>
    </style:style>
    <style:style style:name="T94" style:family="text">
      <style:text-properties style:font-name="Courier New" officeooo:rsid="0018b2fb"/>
    </style:style>
    <style:style style:name="T95" style:family="text">
      <style:text-properties style:font-name="Courier New" officeooo:rsid="00248f90"/>
    </style:style>
    <style:style style:name="T96" style:family="text">
      <style:text-properties style:font-name="Courier New" officeooo:rsid="0028a2c2"/>
    </style:style>
    <style:style style:name="T97" style:family="text">
      <style:text-properties style:font-name="Courier New" officeooo:rsid="002c0ecb"/>
    </style:style>
    <style:style style:name="T98" style:family="text">
      <style:text-properties style:font-name="Courier New" officeooo:rsid="003496be"/>
    </style:style>
    <style:style style:name="T99" style:family="text">
      <style:text-properties style:font-name="Courier New" officeooo:rsid="00447e8f"/>
    </style:style>
    <style:style style:name="T100" style:family="text">
      <style:text-properties style:font-name="Courier New" officeooo:rsid="005860c6"/>
    </style:style>
    <style:style style:name="T101" style:family="text">
      <style:text-properties style:font-name="Courier New" officeooo:rsid="006afaa7"/>
    </style:style>
    <style:style style:name="T102" style:family="text">
      <style:text-properties style:font-name="Courier New" officeooo:rsid="006fc3fc"/>
    </style:style>
    <style:style style:name="T103" style:family="text">
      <style:text-properties style:font-name="Courier New" officeooo:rsid="00711e4c"/>
    </style:style>
    <style:style style:name="T104" style:family="text">
      <style:text-properties style:font-name="Courier New" officeooo:rsid="000f0536"/>
    </style:style>
    <style:style style:name="T105" style:family="text">
      <style:text-properties style:font-name="Courier New" officeooo:rsid="00750f53"/>
    </style:style>
    <style:style style:name="T106" style:family="text">
      <style:text-properties style:font-name="Courier New" officeooo:rsid="007cec14"/>
    </style:style>
    <style:style style:name="T107" style:family="text">
      <style:text-properties style:font-name="Courier New" officeooo:rsid="007d7501"/>
    </style:style>
    <style:style style:name="T108" style:family="text">
      <style:text-properties style:font-name="Courier New" officeooo:rsid="007f6205"/>
    </style:style>
    <style:style style:name="T109" style:family="text">
      <style:text-properties style:font-name="Courier New" officeooo:rsid="008b70cf"/>
    </style:style>
    <style:style style:name="T110" style:family="text">
      <style:text-properties style:font-name="Courier New" officeooo:rsid="008f956a"/>
    </style:style>
    <style:style style:name="T111" style:family="text">
      <style:text-properties style:font-name="Courier New" officeooo:rsid="0091ab48"/>
    </style:style>
    <style:style style:name="T112" style:family="text">
      <style:text-properties style:font-name="Courier New" officeooo:rsid="0093d583"/>
    </style:style>
    <style:style style:name="T113" style:family="text">
      <style:text-properties style:font-name="Courier New" officeooo:rsid="001113bb"/>
    </style:style>
    <style:style style:name="T114" style:family="text">
      <style:text-properties style:font-name="Courier New" officeooo:rsid="000d5cbe"/>
    </style:style>
    <style:style style:name="T115" style:family="text">
      <style:text-properties style:font-name="Courier New" officeooo:rsid="000f8af2"/>
    </style:style>
    <style:style style:name="T116" style:family="text">
      <style:text-properties officeooo:rsid="0003702d"/>
    </style:style>
    <style:style style:name="T117" style:family="text">
      <style:text-properties officeooo:rsid="0008dd6b"/>
    </style:style>
    <style:style style:name="T118" style:family="text">
      <style:text-properties officeooo:rsid="0009d0bf"/>
    </style:style>
    <style:style style:name="T119" style:family="text">
      <style:text-properties officeooo:rsid="000c34c1"/>
    </style:style>
    <style:style style:name="T120" style:family="text">
      <style:text-properties officeooo:rsid="000d1b0b"/>
    </style:style>
    <style:style style:name="T121" style:family="text">
      <style:text-properties officeooo:rsid="000f0536"/>
    </style:style>
    <style:style style:name="T122" style:family="text">
      <style:text-properties officeooo:rsid="00103fea"/>
    </style:style>
    <style:style style:name="T123" style:family="text">
      <style:text-properties officeooo:rsid="0011ee39"/>
    </style:style>
    <style:style style:name="T124" style:family="text">
      <style:text-properties officeooo:rsid="0013b093"/>
    </style:style>
    <style:style style:name="T125" style:family="text">
      <style:text-properties officeooo:rsid="0014dcf1"/>
    </style:style>
    <style:style style:name="T126" style:family="text">
      <style:text-properties style:font-name="Tahoma"/>
    </style:style>
    <style:style style:name="T127" style:family="text">
      <style:text-properties style:font-name="Tahoma" fo:language="en" fo:country="US"/>
    </style:style>
    <style:style style:name="T128" style:family="text">
      <style:text-properties style:font-name="Tahoma" fo:language="en" fo:country="US" officeooo:rsid="00248f90"/>
    </style:style>
    <style:style style:name="T129" style:family="text">
      <style:text-properties style:font-name="Tahoma" fo:language="en" fo:country="US" officeooo:rsid="006fc3fc"/>
    </style:style>
    <style:style style:name="T130" style:family="text">
      <style:text-properties style:font-name="Tahoma" fo:language="en" fo:country="US" officeooo:rsid="0090fc0b"/>
    </style:style>
    <style:style style:name="T131" style:family="text">
      <style:text-properties style:font-name="Tahoma" fo:language="en" fo:country="US" officeooo:rsid="0091ab48"/>
    </style:style>
    <style:style style:name="T132" style:family="text">
      <style:text-properties style:font-name="Tahoma" officeooo:rsid="00248f90"/>
    </style:style>
    <style:style style:name="T133" style:family="text">
      <style:text-properties style:font-name="Tahoma" officeooo:rsid="006fc3fc"/>
    </style:style>
    <style:style style:name="T134" style:family="text">
      <style:text-properties style:font-name="Tahoma" officeooo:rsid="0091ab48"/>
    </style:style>
    <style:style style:name="T135" style:family="text">
      <style:text-properties style:font-name="Tahoma" officeooo:rsid="00928138"/>
    </style:style>
    <style:style style:name="T136" style:family="text">
      <style:text-properties style:font-name="Tahoma" officeooo:rsid="00934c0a"/>
    </style:style>
    <style:style style:name="T137" style:family="text">
      <style:text-properties style:font-name="Tahoma" officeooo:rsid="00954bd8"/>
    </style:style>
    <style:style style:name="T138" style:family="text">
      <style:text-properties style:font-name="Tahoma" fo:font-size="8pt" style:font-size-asian="8pt" style:font-size-complex="8pt"/>
    </style:style>
    <style:style style:name="T139" style:family="text">
      <style:text-properties style:font-name="Tahoma" fo:font-size="8pt" officeooo:rsid="0012372d" style:font-size-asian="8pt" style:font-size-complex="8pt"/>
    </style:style>
    <style:style style:name="T140" style:family="text">
      <style:text-properties style:font-name="Tahoma" fo:font-size="8pt" fo:language="en" fo:country="US" style:font-size-asian="8pt" style:font-size-complex="8pt"/>
    </style:style>
    <style:style style:name="T141" style:family="text">
      <style:text-properties officeooo:rsid="001a4360"/>
    </style:style>
    <style:style style:name="T142" style:family="text">
      <style:text-properties officeooo:rsid="001ecae5"/>
    </style:style>
    <style:style style:name="T143" style:family="text">
      <style:text-properties officeooo:rsid="0020b97b"/>
    </style:style>
    <style:style style:name="T144" style:family="text">
      <style:text-properties officeooo:rsid="00248f90"/>
    </style:style>
    <style:style style:name="T145" style:family="text">
      <style:text-properties officeooo:rsid="00267112"/>
    </style:style>
    <style:style style:name="T146" style:family="text">
      <style:text-properties officeooo:rsid="0028a2c2"/>
    </style:style>
    <style:style style:name="T147" style:family="text">
      <style:text-properties officeooo:rsid="002c0ecb"/>
    </style:style>
    <style:style style:name="T148" style:family="text">
      <style:text-properties officeooo:rsid="002fcbc8"/>
    </style:style>
    <style:style style:name="T149" style:family="text">
      <style:text-properties officeooo:rsid="003496be"/>
    </style:style>
    <style:style style:name="T150" style:family="text">
      <style:text-properties officeooo:rsid="00379922"/>
    </style:style>
    <style:style style:name="T151" style:family="text">
      <style:text-properties officeooo:rsid="00447e8f"/>
    </style:style>
    <style:style style:name="T152" style:family="text">
      <style:text-properties officeooo:rsid="004fdd08"/>
    </style:style>
    <style:style style:name="T153" style:family="text">
      <style:text-properties officeooo:rsid="00565b76"/>
    </style:style>
    <style:style style:name="T154" style:family="text">
      <style:text-properties officeooo:rsid="005860c6"/>
    </style:style>
    <style:style style:name="T155" style:family="text">
      <style:text-properties officeooo:rsid="005a6ec9"/>
    </style:style>
    <style:style style:name="T156" style:family="text">
      <style:text-properties officeooo:rsid="0056dccf"/>
    </style:style>
    <style:style style:name="T157" style:family="text">
      <style:text-properties officeooo:rsid="005ae669"/>
    </style:style>
    <style:style style:name="T158" style:family="text">
      <style:text-properties officeooo:rsid="005bc379"/>
    </style:style>
    <style:style style:name="T159" style:family="text">
      <style:text-properties officeooo:rsid="005d3662"/>
    </style:style>
    <style:style style:name="T160" style:family="text">
      <style:text-properties officeooo:rsid="005d7ef3"/>
    </style:style>
    <style:style style:name="T161" style:family="text">
      <style:text-properties officeooo:rsid="005f69c7"/>
    </style:style>
    <style:style style:name="T162" style:family="text">
      <style:text-properties officeooo:rsid="0062247e"/>
    </style:style>
    <style:style style:name="T163" style:family="text">
      <style:text-properties officeooo:rsid="00682077"/>
    </style:style>
    <style:style style:name="T164" style:family="text">
      <style:text-properties officeooo:rsid="006a7946"/>
    </style:style>
    <style:style style:name="T165" style:family="text">
      <style:text-properties officeooo:rsid="006afaa7"/>
    </style:style>
    <style:style style:name="T166" style:family="text">
      <style:text-properties officeooo:rsid="006c88af"/>
    </style:style>
    <style:style style:name="T167" style:family="text">
      <style:text-properties officeooo:rsid="006fc3fc"/>
    </style:style>
    <style:style style:name="T168" style:family="text">
      <style:text-properties officeooo:rsid="00708aa9"/>
    </style:style>
    <style:style style:name="T169" style:family="text">
      <style:text-properties officeooo:rsid="00711e4c"/>
    </style:style>
    <style:style style:name="T170" style:family="text">
      <style:text-properties officeooo:rsid="0073396a"/>
    </style:style>
    <style:style style:name="T171" style:family="text">
      <style:text-properties officeooo:rsid="007508c3"/>
    </style:style>
    <style:style style:name="T172" style:family="text">
      <style:text-properties officeooo:rsid="00750f53"/>
    </style:style>
    <style:style style:name="T173" style:family="text">
      <style:text-properties officeooo:rsid="007cec14"/>
    </style:style>
    <style:style style:name="T174" style:family="text">
      <style:text-properties officeooo:rsid="007d7501"/>
    </style:style>
    <style:style style:name="T175" style:family="text">
      <style:text-properties officeooo:rsid="007d77c1"/>
    </style:style>
    <style:style style:name="T176" style:family="text">
      <style:text-properties officeooo:rsid="007e31e5"/>
    </style:style>
    <style:style style:name="T177" style:family="text">
      <style:text-properties officeooo:rsid="007f6205"/>
    </style:style>
    <style:style style:name="T178" style:family="text">
      <style:text-properties officeooo:rsid="007fe16d"/>
    </style:style>
    <style:style style:name="T179" style:family="text">
      <style:text-properties officeooo:rsid="00822d95"/>
    </style:style>
    <style:style style:name="T180" style:family="text">
      <style:text-properties officeooo:rsid="0083bbc1"/>
    </style:style>
    <style:style style:name="T181" style:family="text">
      <style:text-properties officeooo:rsid="0086ea57"/>
    </style:style>
    <style:style style:name="T182" style:family="text">
      <style:text-properties officeooo:rsid="0089f5b8"/>
    </style:style>
    <style:style style:name="T183" style:family="text">
      <style:text-properties officeooo:rsid="008b70cf"/>
    </style:style>
    <style:style style:name="T184" style:family="text">
      <style:text-properties officeooo:rsid="008f956a"/>
    </style:style>
    <style:style style:name="T185" style:family="text">
      <style:text-properties officeooo:rsid="0090fc0b"/>
    </style:style>
    <style:style style:name="T186" style:family="text">
      <style:text-properties officeooo:rsid="0093d583"/>
    </style:style>
    <style:style style:name="T187" style:family="text">
      <style:text-properties fo:color="#ffffff" fo:language="en" fo:country="US" officeooo:rsid="0012372d" fo:background-color="#808080" loext:char-shading-value="0"/>
    </style:style>
    <style:style style:name="T188" style:family="text">
      <style:text-properties fo:font-size="8pt" style:font-size-asian="8pt" style:font-size-complex="8pt"/>
    </style:style>
    <style:style style:name="T189" style:family="text">
      <style:text-properties fo:font-size="8pt" fo:language="en" fo:country="US" style:font-size-asian="8pt" style:font-size-complex="8pt"/>
    </style:style>
    <style:style style:name="T190" style:family="text">
      <style:text-properties officeooo:rsid="0000925a"/>
    </style:style>
    <style:style style:name="T191" style:family="text">
      <style:text-properties officeooo:rsid="0004d977"/>
    </style:style>
    <style:style style:name="T192" style:family="text">
      <style:text-properties officeooo:rsid="00074e6c"/>
    </style:style>
    <style:style style:name="T193" style:family="text">
      <style:text-properties officeooo:rsid="00055d45"/>
    </style:style>
    <style:style style:name="T194" style:family="text">
      <style:text-properties officeooo:rsid="00076a0b"/>
    </style:style>
    <style:style style:name="T195" style:family="text">
      <style:text-properties officeooo:rsid="001113bb"/>
    </style:style>
    <style:style style:name="T196" style:family="text">
      <style:text-properties officeooo:rsid="000f8af2"/>
    </style:style>
    <style:style style:name="T197" style:family="text">
      <style:text-properties officeooo:rsid="009af689"/>
    </style:style>
    <style:style style:name="T198" style:family="text">
      <style:text-properties officeooo:rsid="009ddea2"/>
    </style:style>
    <style:style style:name="T199" style:family="text">
      <style:text-properties style:font-name="Tahoma"/>
    </style:style>
    <style:style style:name="T200" style:family="text">
      <style:text-properties style:font-name="Tahoma" fo:language="en" fo:country="US"/>
    </style:style>
    <style:style style:name="T201" style:family="text">
      <style:text-properties style:font-name="Tahoma" fo:language="en" fo:country="US" officeooo:rsid="00a02324"/>
    </style:style>
    <style:style style:name="T202" style:family="text">
      <style:text-properties style:font-name="Tahoma" officeooo:rsid="00a02324"/>
    </style:style>
    <style:style style:name="T203" style:family="text">
      <style:text-properties style:font-name="Courier New"/>
    </style:style>
    <style:style style:name="T204" style:family="text">
      <style:text-properties style:font-name="Courier New" officeooo:rsid="009ddea2"/>
    </style:style>
    <style:style style:name="T205" style:family="text">
      <style:text-properties style:font-name="Courier New" fo:language="en" fo:country="US"/>
    </style:style>
    <style:style style:name="T206" style:family="text">
      <style:text-properties style:font-name="Courier New" fo:language="en" fo:country="US" officeooo:rsid="009ddea2"/>
    </style:style>
    <style:style style:name="T207" style:family="text">
      <style:text-properties style:font-name="Courier New" fo:language="en" fo:country="US" officeooo:rsid="009eeb9f"/>
    </style:style>
    <style:style style:name="T208" style:family="text">
      <style:text-properties style:font-name="Courier New" fo:language="en" fo:country="US" officeooo:rsid="00a02324"/>
    </style:style>
    <style:style style:name="T209" style:family="text">
      <style:text-properties style:font-name="Courier New" fo:language="en" fo:country="US" officeooo:rsid="00a09e38"/>
    </style:style>
    <style:style style:name="T210" style:family="text">
      <style:text-properties style:font-name="Courier New" fo:language="en" fo:country="US" officeooo:rsid="00a22090"/>
    </style:style>
    <style:style style:name="T211" style:family="text">
      <style:text-properties style:font-name="Courier New" officeooo:rsid="009eeb9f"/>
    </style:style>
    <style:style style:name="T212" style:family="text">
      <style:text-properties style:font-name="Courier New" officeooo:rsid="00a02324"/>
    </style:style>
    <style:style style:name="T213" style:family="text">
      <style:text-properties officeooo:rsid="009eeb9f"/>
    </style:style>
    <style:style style:name="T214" style:family="text">
      <style:text-properties officeooo:rsid="00a02324"/>
    </style:style>
    <style:style style:name="T215" style:family="text">
      <style:text-properties officeooo:rsid="00a09e38"/>
    </style:style>
    <style:style style:name="T216" style:family="text">
      <style:text-properties officeooo:rsid="00a22090"/>
    </style:style>
    <style:style style:name="T217" style:family="text">
      <style:text-properties officeooo:rsid="00a2ca4a"/>
    </style:style>
    <style:style style:name="T218" style:family="text">
      <style:text-properties officeooo:rsid="00a3a3a8"/>
    </style:style>
    <style:style style:name="T219" style:family="text">
      <style:text-properties officeooo:rsid="000c812e"/>
    </style:style>
    <style:style style:name="T220" style:family="text">
      <style:text-properties officeooo:rsid="00a566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>Часть 1 (<text:span text:style-name="T15">Git</text:span>)</text:p>
      <text:p text:style-name="P148"/>
      <text:p text:style-name="P130">Предисловие</text:p>
      <text:p text:style-name="P130"/>
      <text:p text:style-name="P2"><text:span text:style-name="T49">Git </text:span>– <text:span text:style-name="T1">распределенная система контроля версий (</text:span>Distributed Version Control System<text:span text:style-name="T1">)</text:span>.</text:p>
      <text:p text:style-name="P6">Системы контроля версий бывают локальные (их репозитории хранятся на локальной машине), централизованные (их репозитории хранятся централизованно на сервере) и распределенные (их репозитории хранятся на узлах сети).</text:p>
      <text:p text:style-name="P6"><text:span text:style-name="T116">При использовании</text:span><text:span text:style-name="T50"> </text:span><text:span text:style-name="T52">Git </text:span><text:span text:style-name="T116">для восстановления данных </text:span><text:span text:style-name="T50">(</text:span><text:span text:style-name="T116">в общем случае) достаточно, чтобы они были хотя бы на одной машине — концепция распределенной системы (управления версиями) может быть задействована достаточно глубоко. При работе на локальной машине работа с данными происходит в первую очередь на этой машине, а синхронизация с распределенным репозиторием происходит в последствии (и при наличии возможности в этом). При отсутствии возможности синхронизации она выполняется при появлении возможности в этом — работу с данными это не ограничивает (фиксирование изменений все равно возможно).</text:span></text:p>
      <text:p text:style-name="P3"><text:span text:style-name="T49">Git </text:span><text:span text:style-name="T1">хранит данные в виде снимков их состояний. Во избежание дублирования идентичных снимков вместо идентичных снимков сохраняются просто ссылки на ранее сохраненные снимки.</text:span></text:p>
      <text:p text:style-name="P4"><text:span text:style-name="T1">При сохранении изменений вычисляется контрольная сумма (</text:span><text:span text:style-name="T15">SHA- 1</text:span><text:span text:style-name="T1">) изменяемых файлов — и факт изменения безусловно становится известен</text:span><text:span text:style-name="T88"> </text:span><text:span text:style-name="T51">Git</text:span><text:span text:style-name="T15">. </text:span><text:span text:style-name="T2">Поиск файлов осуществляется системой контроля версий по этой контрольной сумме.</text:span></text:p>
      <text:p text:style-name="P5"><text:span text:style-name="T1">С точки зрения</text:span><text:span text:style-name="T88"> </text:span><text:span text:style-name="T53">Git</text:span><text:span text:style-name="T1">, файлы (с которыми в</text:span><text:span text:style-name="T88"> </text:span><text:span text:style-name="T53">Git</text:span><text:span text:style-name="T88"> </text:span><text:span text:style-name="T1">работает пользователь) могут находится в следующих состояниях: </text:span><text:span text:style-name="T15">committed (</text:span><text:span text:style-name="T1">изменения сохранены пользователем</text:span><text:span text:style-name="T15">), modified </text:span><text:span text:style-name="T1">(изменения внесены пользователем)</text:span><text:span text:style-name="T15">, staged </text:span><text:span text:style-name="T1">(изменения помечены пользователем для дальнейшего сохранения)</text:span><text:span text:style-name="T15">.</text:span></text:p>
      <text:p text:style-name="P7"><text:span text:style-name="T117">В</text:span><text:span text:style-name="T49"> </text:span><text:span text:style-name="T53">Git</text:span><text:span text:style-name="T49"> </text:span>работа <text:span text:style-name="T117">с данными </text:span>ведется <text:span text:style-name="T117">в следующих папках: рабочая папка </text:span><text:span text:style-name="T16">(</text:span><text:span text:style-name="T117">это пользовательская папка, в нее пользователь выгружает данные из репозитория для работы с ними</text:span><text:span text:style-name="T16">)</text:span><text:span text:style-name="T117">, область </text:span><text:span text:style-name="T16">staged </text:span><text:span text:style-name="T117">(это служебная папка, в ней хранятся файлы в состоянии </text:span><text:span text:style-name="T16">staged</text:span><text:span text:style-name="T117">), папка</text:span><text:span text:style-name="T91"> </text:span><text:span text:style-name="T54">Git </text:span><text:span text:style-name="T16">(</text:span><text:span text:style-name="T117">это служебная папка, в ней хранится локальный репозиторий, в целях экономии он хранится сжатым</text:span><text:span text:style-name="T16">).</text:span></text:p>
      <text:p text:style-name="P21">Классический процесс работы в<text:span text:style-name="T49"> </text:span><text:span text:style-name="T53">Git</text:span><text:span text:style-name="T49"> </text:span>выглядит так: файлы в рабочей папке модифицируются в ходе работы с ними, <text:span text:style-name="T118">помечаются пользователем как </text:span><text:span text:style-name="T17">staged, </text:span><text:span text:style-name="T118">и затем изменения сохраняются пользователем.</text:span></text:p>
      <text:p text:style-name="P156"/>
      <text:p text:style-name="P156">О названии</text:p>
      <text:p text:style-name="P156"/>
      <text:p text:style-name="P93"><text:span text:style-name="T49">Git </text:span><text:span text:style-name="T1">наиболее точно/актуально переводится на русский как «слабое звено».</text:span></text:p>
      <text:p text:style-name="P94"><text:soft-page-break/><text:span text:style-name="T1">Название было выбрано именно таким, видимо, согласно причине появления этого средства.</text:span><text:span text:style-name="T88"> </text:span><text:span text:style-name="T49">Git </text:span><text:span text:style-name="T1">была разработана в интересах дальнейшей разработки </text:span>OS Linux – <text:span text:style-name="T1">разработчики нуждались в специфической системе контроля версий </text:span><text:span text:style-name="T3">(</text:span><text:span text:style-name="T1">контроль версий был слабым звеном этого процесса</text:span><text:span text:style-name="T3">)</text:span><text:span text:style-name="T1">.</text:span></text:p>
      <text:p text:style-name="P94"><text:span text:style-name="T49">Git </text:span><text:span text:style-name="T1">была разработана в 2</text:span>K6, <text:span text:style-name="T1">и в течени</text:span><text:span text:style-name="T13">е</text:span><text:span text:style-name="T1"> дальнейших нескольких лет стала повсеместно применяема.</text:span></text:p>
      <text:p text:style-name="P157"/>
      <text:p text:style-name="P157">В завершение предисловия</text:p>
      <text:p text:style-name="P157"/>
      <text:p text:style-name="P13">Дальнейший материал посвящен в осно<text:span text:style-name="T162">в</text:span>ном командам<text:span text:style-name="T49"> </text:span><text:span text:style-name="T51">Git </text:span><text:span text:style-name="T15">– </text:span>команды будут указаны через приветствие утилиты командной строки (через<text:span text:style-name="T49"> </text:span><text:span text:style-name="T51">$</text:span>).</text:p>
      <text:p text:style-name="P200"/>
      <text:p text:style-name="P200">Прочие сведения</text:p>
      <text:p text:style-name="P191"/>
      <text:p text:style-name="P191">Прочие сведения касательно настройки утилиты <text:span text:style-name="T15">Git – </text:span>см. другие источники.</text:p>
      <text:p text:style-name="P182">Часть 2 (Инсталляция)</text:p>
      <text:p text:style-name="P150"/>
      <text:p text:style-name="P131">Инсталляция и настройка</text:p>
      <text:p text:style-name="P131"/>
      <text:p text:style-name="P152">Инсталляция</text:p>
      <text:p text:style-name="P152"/>
      <text:p text:style-name="P8"><text:span text:style-name="T214">Инсталляция утилиты </text:span><text:span text:style-name="T46">Git </text:span><text:span text:style-name="T214">в</text:span>ыполняется средствами мастера установки. <text:span text:style-name="T214">Мастер установки — это утилита с </text:span><text:span text:style-name="T46">GUI, </text:span><text:span text:style-name="T214">и ее использование не требут каких- либо прочих комментариев.</text:span></text:p>
      <text:p text:style-name="P8"/>
      <text:p text:style-name="P152">Настройка</text:p>
      <text:p text:style-name="P152"/>
      <text:p text:style-name="P8">Выполняется инструментом<text:span text:style-name="T49"> </text:span><text:span text:style-name="T51">git config</text:span><text:span text:style-name="T15">. </text:span>Настройка во многом сводится к установке переменных настройки. Эти переменные хранятся так:</text:p>
      <text:p text:style-name="P9">файл<text:span text:style-name="T49"> </text:span><text:span text:style-name="T51">etc/gitconfig </text:span>содержит переменные <text:span text:style-name="T119">настройки всех пользователей, и всех репозиториев; для доступа к этим переменным утилита</text:span><text:span text:style-name="T92"> </text:span><text:span text:style-name="T51">git config</text:span><text:span text:style-name="T119"> запускается с ключем</text:span><text:span text:style-name="T92"> --</text:span><text:span text:style-name="T55">system</text:span><text:span text:style-name="T18">;</text:span></text:p>
      <text:p text:style-name="P10">файл<text:span text:style-name="T49"> </text:span><text:span text:style-name="T51">~/.config/git/config </text:span>содержит переменные настройки конкретного пользователя; для доступа к этим переменным утилита<text:span text:style-name="T49"> </text:span><text:span text:style-name="T56">git config</text:span> запускается с ключем<text:span text:style-name="T49"> --</text:span><text:span text:style-name="T51">global</text:span><text:span text:style-name="T15">;</text:span></text:p>
      <text:p text:style-name="P11">файл<text:span text:style-name="T49"> .</text:span><text:span text:style-name="T51">git/config </text:span>в конкретном репозитории содержит настройки этого конкретного репозитория; для доступа к этим переменным утилита<text:span text:style-name="T49"> </text:span><text:span text:style-name="T56">git config</text:span> запускается с ключем<text:span text:style-name="T49"> --</text:span><text:span text:style-name="T51">global</text:span><text:span text:style-name="T15">;</text:span></text:p>
      <text:p text:style-name="P10"/>
      <text:p text:style-name="P10">эти файлы указаны в соответствии с приоритетом хранящихся в них настроек (чем дальше по списку тем выше приоритет).</text:p>
      <text:p text:style-name="P10">Места хранения настроек следует уточнять для конкретной ОС.</text:p>
      <text:p text:style-name="P128"/>
      <text:p text:style-name="P128">Идентификатор пользователя</text:p>
      <text:p text:style-name="P128"/>
      <text:p text:style-name="P10"><text:span text:style-name="T120">п</text:span>ользователю следует указать идентификатор, и адрес электронной почты — эти свведения будут включаться в коммиты;</text:p>
      <text:p text:style-name="P12">это делается следующими командами:</text:p>
      <text:p text:style-name="P104">$ git config --global user.name “ … ”</text:p>
      <text:p text:style-name="P104">$ git config --global user.email … </text:p>
      <text:p text:style-name="P89"/>
      <text:p text:style-name="P129">Текстовый редактор</text:p>
      <text:p text:style-name="P129"/>
      <text:p text:style-name="P12">текстовый редактор задается ключем:</text:p>
      <text:p text:style-name="P104">$ git config --global core.editor <text:span text:style-name="T1">… </text:span></text:p>
      <text:p text:style-name="P89"/>
      <text:p text:style-name="P12"><text:soft-page-break/>текстовый редактор целесообразно оставить по умолчанию.</text:p>
      <text:p text:style-name="P191">Подробнее о прочих настройках — см. другие источники.</text:p>
      <text:p text:style-name="P129"/>
      <text:p text:style-name="P129">Проверка настроек</text:p>
      <text:p text:style-name="P129"/>
      <text:p text:style-name="P13">список всех настроек возвращается ключем:</text:p>
      <text:p text:style-name="P105">$ git config --list </text:p>
      <text:p text:style-name="P13">конкретная настройка возвращается ключем:</text:p>
      <text:p text:style-name="P105">$ git config … </text:p>
      <text:p text:style-name="P133"/>
      <text:p text:style-name="P182">Часть 3 (Использование)</text:p>
      <text:p text:style-name="P149"/>
      <text:p text:style-name="P133">Вызов справки</text:p>
      <text:p text:style-name="P13"/>
      <text:p text:style-name="P13">Справка по команде может быть вызвана одной из следующих команд:</text:p>
      <text:p text:style-name="P105">$ git help …</text:p>
      <text:p text:style-name="P105">$ git … <text:s/>--help</text:p>
      <text:p text:style-name="P105">$ man git- … </text:p>
      <text:p text:style-name="P105"/>
      <text:p text:style-name="P202"><text:span text:style-name="T126">где</text:span> … <text:span text:style-name="T126">- это имя конкретной команды.</text:span></text:p>
      <text:p text:style-name="P132"/>
      <text:p text:style-name="P132">Создание репозитория</text:p>
      <text:p text:style-name="P14"/>
      <text:p text:style-name="P14">Репозиторий может быть создан с нуля (<text:span text:style-name="T215">тогда </text:span>каталог, в котором хранятся целевые данные, импортируется в<text:span text:style-name="T49"> </text:span><text:span text:style-name="T51">Git</text:span>), либо с готового репозитория (просто клонированием <text:span text:style-name="T215">этого репозитория</text:span>).</text:p>
      <text:p text:style-name="P14">Чтобы <text:span text:style-name="T215">создать репозиторий с нуля, </text:span>импорт<text:span text:style-name="T215">ировав</text:span> целевой каталог, необходимо перейти в него, и ввести ключ:</text:p>
      <text:p text:style-name="P106">$ git init</text:p>
      <text:p text:style-name="P90"/>
      <text:p text:style-name="P15">в результате в целевом каталоге возникнет папка<text:span text:style-name="T49"> .</text:span><text:span text:style-name="T51">git </text:span><text:span text:style-name="T15">– </text:span>она и <text:span text:style-name="T122">будет папкой локального </text:span>репозитори<text:span text:style-name="T121">я (необходимо помнить, что непосредственно после этого действия создание репозитория будет лишь инициировано, папка</text:span><text:span text:style-name="T104"> </text:span><text:span text:style-name="T49">.</text:span><text:span text:style-name="T51">git</text:span><text:span text:style-name="T104"> </text:span><text:span text:style-name="T121">будет пуста, и файлы рабочей папки еще не будут отслеживаемыми)</text:span>.</text:p>
      <text:p text:style-name="P16"><text:span text:style-name="T170">Чт</text:span>обы файлы <text:span text:style-name="T170">рабочей папки</text:span> отслеживались<text:span text:style-name="T49"> </text:span><text:span text:style-name="T51">Git</text:span><text:span text:style-name="T15">, </text:span>их нужно указать — это делается соответствующим ключем:</text:p>
      <text:p text:style-name="P107">$ git add … </text:p>
      <text:p text:style-name="P91"/>
      <text:p text:style-name="P16">файлы можно указать по одному, или же не по одному — используя специфический синтаксис <text:span text:style-name="T124">(</text:span><text:span text:style-name="T93">*</text:span><text:span text:style-name="T124">,</text:span><text:span text:style-name="T93"> </text:span><text:span text:style-name="T58">FileName.*</text:span><text:span text:style-name="T19">,</text:span><text:span text:style-name="T58"> *.FileExtension</text:span><text:span text:style-name="T19">,</text:span><text:span text:style-name="T58"> .</text:span><text:span text:style-name="T19">, etc. sintax</text:span><text:span text:style-name="T124">)</text:span>.</text:p>
      <text:p text:style-name="P16">Кроме того, это действие необходимо подтвердить:</text:p>
      <text:p text:style-name="P107">$ git commit -m</text:p>
      <text:p text:style-name="P91"/>
      <text:p text:style-name="P16">Клонирование существующего репозитория <text:span text:style-name="T123">выполняется командой:</text:span></text:p>
      <text:p text:style-name="P108">$ git clone … </text:p>
      <text:p text:style-name="P92"/>
      <text:p text:style-name="P17">этой команде передается расположение репозитория (в общем случае <text:span text:style-name="T124">это</text:span> <text:span text:style-name="T15">URL</text:span>).</text:p>
      <text:p text:style-name="P18">Клонирование репозитория выполняется над всем указанным репозиторием, и в результате будут склонированы все хранящиеся в нем версии <text:span text:style-name="T170">(разумеется, при клонировании репозиторий пополняется склонированными данными, и при выгрузке в рабочую папку эти файлы будут отслеживаемыми)</text:span>.</text:p>
      <text:p text:style-name="P18"><text:soft-page-break/>В результате этой команды будет создана папка, одноименная папке клонируемого репозитория. Она будет содержать непосредственно в себе текущую версию репозитория, и папку<text:span text:style-name="T49"> .</text:span><text:span text:style-name="T51">git</text:span><text:span text:style-name="T15">, </text:span>содержащую весь репозиторий. Можно склонировать репозиторий и не в одноименную папку, таким ключем:</text:p>
      <text:p text:style-name="P109">$ git clone … FolderName</text:p>
      <text:p text:style-name="P109"/>
      <text:p text:style-name="P18">и тогда он будет склонирован в папку<text:span text:style-name="T49"> </text:span><text:span text:style-name="T51">FolderName</text:span>.</text:p>
      <text:p text:style-name="P196">Будучи создан, репозиторий готов к работе; при работе с репозиторием необходимо помнить, что интересующие пользователя файлы должны быть отслеживаемыми (команда<text:span text:style-name="T49"> </text:span><text:span text:style-name="T57">$ git add … </text:span>была рассмотрена выше).</text:p>
      <text:p text:style-name="P196">В прочем, все файлы клониро<text:span text:style-name="T125">в</text:span>анного репозитория и так являются отслеживаемыми <text:span text:style-name="T215">файлами</text:span>.</text:p>
      <text:p text:style-name="P153"/>
      <text:p text:style-name="P153">Проверка состояния файлов</text:p>
      <text:p text:style-name="P153"/>
      <text:p text:style-name="P19">Можно проверить состояние файлов в рабочей папке на предмет <text:span text:style-name="T15">modified/staged.</text:span></text:p>
      <text:p text:style-name="P19">Это делается ключем<text:span text:style-name="T49"> </text:span><text:span text:style-name="T51">$ git status</text:span><text:span text:style-name="T15">. </text:span>Эта команда выдаст расположение по ветви (подробности — далее), состояние отслеживаемых файлов, и список не отслеживаемых файлов.</text:p>
      <text:p text:style-name="P194"><text:span text:style-name="T215">К</text:span>оманда<text:span text:style-name="T49"> </text:span><text:span text:style-name="T209">$ git status </text:span>по умолчанию выдает развернутый вывод.</text:p>
      <text:p text:style-name="P194">Чтобы использовать краткий <text:span text:style-name="T215">вывод</text:span>, она запускается как <text:span text:style-name="T61">$ git status --</text:span><text:span text:style-name="T51">short</text:span>, или<text:span text:style-name="T49"> </text:span><text:span text:style-name="T61">$ git status -</text:span><text:span text:style-name="T51">s</text:span>.</text:p>
      <text:p text:style-name="P194">В кратком выводе используется соответствующая система обозначений статусов. Обозначение <text:span text:style-name="T215">статусов</text:span> следующее:</text:p>
      <text:p text:style-name="P194"><text:span text:style-name="T51">?? </text:span><text:span text:style-name="T15">- </text:span>не отслеживаемый файл, остальные файлы — отслеживаемые (обозначение отслеживаемых <text:span text:style-name="T215">файлов </text:span>состоит из двух символов — первый обозначает, изменялся ли файл перед <text:span text:style-name="T15">staging, </text:span>второй <text:span text:style-name="T15">обозна</text:span><text:span text:style-name="T20">ч</text:span><text:span text:style-name="T15">яает</text:span>, изменялся ли файл после <text:span text:style-name="T15">staging </text:span><text:span text:style-name="T142">(это обозначение может отсутствовать);</text:span></text:p>
      <text:p text:style-name="P194"><text:span text:style-name="T142">все эти обозначения задаются соответствующими литерами — факт модификации обозначается литерой </text:span><text:span text:style-name="T46">m</text:span>);</text:p>
      <text:p text:style-name="P194"/>
      <text:p text:style-name="P194"><text:span text:style-name="T214">Подробнее об обозначениях — см. другие источники.</text:span></text:p>
      <text:p text:style-name="P54">Есть альтернативная команда — команда<text:span text:style-name="T49"> </text:span><text:span text:style-name="T51">$ git diff</text:span>. Эта команда выводит список изменений в рабочем каталоге. В выводе этой команды используются специфические обозначения. Эта команда имеет специфические ключи. <text:span text:style-name="T171">Например, следующие ключи:</text:span></text:p>
      <text:p text:style-name="P54"><text:span text:style-name="T49">--</text:span><text:span text:style-name="T73">staged</text:span><text:span text:style-name="T31">, </text:span><text:span text:style-name="T171">выведет список всех изменений, которые были </text:span><text:span text:style-name="T31">staged</text:span><text:span text:style-name="T171">;</text:span></text:p>
      <text:p text:style-name="P55">без ключей, выведет список всех изменений, которые не были <text:span text:style-name="T15">staged;</text:span></text:p>
      <text:p text:style-name="P154"/>
      <text:p text:style-name="P154">Добавление файлов для отслеживания</text:p>
      <text:p text:style-name="P154"/>
      <text:p text:style-name="P195">Файлы рабочей папки, за которыми не было отслеживания, можно сделать отслеживаемыми — командой<text:span text:style-name="T49"> </text:span><text:span text:style-name="T51">$ git add FileName</text:span><text:span text:style-name="T15">.</text:span></text:p>
      <text:p text:style-name="P195"><text:span text:style-name="T141">Необходимо помнить, что </text:span><text:span text:style-name="T60">Git </text:span><text:span text:style-name="T141">управляет версиями только отслеживаемых файлов.</text:span></text:p>
      <text:p text:style-name="P155"><text:soft-page-break/><text:span text:style-name="T15">Staging </text:span>файлов</text:p>
      <text:p text:style-name="P155"/>
      <text:p text:style-name="P20">Чтобы пометить файлы для фиксации изменений, эти файлы должны быть отслеживаемыми. Файлы помечаются как <text:span text:style-name="T15">staged </text:span>той же командой<text:span text:style-name="T49"> </text:span><text:span text:style-name="T51">$ git add </text:span><text:span text:style-name="T127">(</text:span><text:span text:style-name="T126">запись имеет вид</text:span><text:span text:style-name="T49"> </text:span><text:span text:style-name="T94"><text:s/></text:span><text:span text:style-name="T59">$ git add FileName</text:span><text:span text:style-name="T127">).</text:span></text:p>
      <text:p text:style-name="P56">После того, как файлы были <text:span text:style-name="T15">staged, </text:span>они по прежнему могут быть отредактированы — тогда, для того чтобы изменененные версии были <text:span text:style-name="T15">staged, </text:span>необходимо использовать эту команду еще раз, после изменений. Иначе же, будут <text:span text:style-name="T15">staged </text:span>те версии файлов, которые были <text:span text:style-name="T15">staged </text:span>в последний раз.</text:p>
      <text:p text:style-name="P55">Эта команда способна учитывать все изменения, которые произведены над отслеживаемыми файлами рабочего каталога (в том числе, и удаление таких файлов; если удаление, произведенное пользователем (средствами файловой системы, не утилиты <text:span text:style-name="T15">Git</text:span>) будет <text:span text:style-name="T15">staged </text:span>посредством этой команды, то это изменение тоже будет отслеживаемым и совершенно корректным с точки зрения утилиты <text:span text:style-name="T15">Git</text:span>).</text:p>
      <text:p text:style-name="P158"/>
      <text:p text:style-name="P158">Игнорирование файлов</text:p>
      <text:p text:style-name="P158"/>
      <text:p text:style-name="P22">Игнорирование файлов позволяет игнорировать не интересующие пользователя файлы (в «статусе» они не будут отображаться даже как неотслеживаемые). Эту возможность следует использовать хотя бы из- за наличия системных файлов, которые и так не интересны пользователю.</text:p>
      <text:p text:style-name="P22">Список игнорируемых файлов задается ключем<text:span text:style-name="T15">:</text:span></text:p>
      <text:p text:style-name="P110">$ cat .gitignore</text:p>
      <text:p text:style-name="P110"><text:s/>… </text:p>
      <text:p text:style-name="P110"/>
      <text:p text:style-name="P22">здесь<text:span text:style-name="T49"> … - </text:span>это список игнорируемых файлов. <text:span text:style-name="T143">Список файлов можно задать в конкретных файлах, или же обобщенно — с помощью спец. обозначений. Могут использоваться рассмотренные выше обобщенные обозначения, и обозначения пути к файлам. Подробнее обэтих <text:s/>обозначениях — см другие источники.</text:span></text:p>
      <text:p text:style-name="P159"/>
      <text:p text:style-name="P159">Фиксация изменений</text:p>
      <text:p text:style-name="P159"/>
      <text:p text:style-name="P23">Фиксация изменений выполняется командой<text:span text:style-name="T49"> </text:span><text:span text:style-name="T51">$ git commit</text:span>.</text:p>
      <text:p text:style-name="P24">По этой команде вызывается текстовый редактор по умолчанию — это предусмотрено для <text:span text:style-name="T144">составления сообщения о </text:span><text:span text:style-name="T21">commit (</text:span><text:span text:style-name="T215">при этом строки, стартующие с</text:span><text:span text:style-name="T95"> </text:span><text:span text:style-name="T62">#</text:span><text:span text:style-name="T128">, </text:span><text:span text:style-name="T132">игнорируются, а</text:span><text:span text:style-name="T144"> пустое сообщение приведет к отмене </text:span><text:span text:style-name="T21">commit)</text:span>. <text:span text:style-name="T172">При запуске редактора в нем выводятся данные, аналогичные возвращаемым командой</text:span><text:span text:style-name="T105"> </text:span><text:span text:style-name="T74">$ git status </text:span><text:span text:style-name="T172">(эти данные выводятся закомментированными через символ</text:span><text:span text:style-name="T105"> </text:span><text:span text:style-name="T74">#</text:span><text:span text:style-name="T172">)</text:span><text:span text:style-name="T32">.</text:span> <text:span text:style-name="T172">Если же пользователь желает видеть в редакторе более подробные данные, то команду</text:span><text:span text:style-name="T105"> </text:span><text:span text:style-name="T74">$ git commit </text:span><text:span text:style-name="T172">следует вызывать с ключем</text:span><text:span text:style-name="T105"> -</text:span><text:span text:style-name="T74">v </text:span><text:span text:style-name="T172">(эти данные также выводятся закомментированными через</text:span><text:span text:style-name="T105"> </text:span><text:span text:style-name="T74">#</text:span><text:span text:style-name="T172">)</text:span><text:span text:style-name="T32">.</text:span></text:p>
      <text:p text:style-name="P25">Эту команду можно использовать и проще:</text:p>
      <text:p text:style-name="P111">$ git commit -m “ … ”</text:p>
      <text:p text:style-name="P111"/>
      <text:p text:style-name="P197"><text:soft-page-break/>здесь<text:span text:style-name="T49"> </text:span><text:span text:style-name="T51">“ … ” </text:span><text:span text:style-name="T145">это текст сообщения; в данном случае текст сообщения задается и так, и поэтому текстовый редактор не запускается.</text:span></text:p>
      <text:p text:style-name="P198">Необходимо помнить — чтобы включить в сообщение о <text:span text:style-name="T15">commit </text:span>строки, предлагаемые редактором по умолчанию, необходимо удалить символ<text:span text:style-name="T49"> </text:span><text:span text:style-name="T51">#</text:span><text:span text:style-name="T15">, </text:span>с которого они стартуют.</text:p>
      <text:p text:style-name="P26">При использовании команды<text:span text:style-name="T49"> </text:span><text:span text:style-name="T210">$ git commit</text:span><text:span text:style-name="T49"> </text:span>необходимо помнить, что фиксируются только те сведения, которые <text:span text:style-name="T15">staged.</text:span></text:p>
      <text:p text:style-name="P26">По факту исполнения этой команды в репозиторий добавляется целевой снимок.</text:p>
      <text:p text:style-name="P27"><text:span text:style-name="T216">Как и говорилось вше, ч</text:span>тобы зафиксировать изменения, они непременно должны быть <text:span text:style-name="T15">staged. </text:span>Однако, они могут быть <text:span text:style-name="T15">staged </text:span>как явно (вышеописанным способом), так и неявно — <text:span text:style-name="T146">самой командой</text:span><text:span text:style-name="T96"> </text:span><text:span text:style-name="T62">$ git commit </text:span><text:span text:style-name="T146">(запись с ключем </text:span><text:span text:style-name="T62">$ git commit -</text:span><text:span text:style-name="T63">a</text:span><text:span text:style-name="T146">), по вызову этой команды все (отслеживаемые) файлы будут (неявно) </text:span><text:span text:style-name="T22">staged, </text:span><text:span text:style-name="T164">и затем </text:span><text:span text:style-name="T29">committed</text:span><text:span text:style-name="T22">.</text:span></text:p>
      <text:p text:style-name="P160"/>
      <text:p text:style-name="P160">Удаление файлов</text:p>
      <text:p text:style-name="P160"/>
      <text:p text:style-name="P57">При необходимости файлы могут быть удалены из числа отслеживаемых. <text:span text:style-name="T147">Это производится командой</text:span><text:span text:style-name="T97"> </text:span><text:span text:style-name="T64">$ rm … </text:span><text:span text:style-name="T23">, </text:span><text:span text:style-name="T147">здесь</text:span><text:span text:style-name="T97"> … </text:span><text:span text:style-name="T147">это имя файла. Эта команда приводит к удалению указанного файла из числа отслеживаемых файлов, и из рабочего каталога. Это изменение требует фиксации (фиксация производится повторным вызовом этой команды </text:span><text:span text:style-name="T33">(</text:span><text:span text:style-name="T147">команды</text:span><text:span text:style-name="T97"> </text:span><text:span text:style-name="T75">$ git rm</text:span><text:span text:style-name="T33">)</text:span><text:span text:style-name="T147">). По сути, эта фиксация — специфический </text:span><text:span text:style-name="T24">staging </text:span><text:span text:style-name="T148">(касающийся изменений, произведенных именно данной операцией)</text:span><text:span text:style-name="T24">, </text:span><text:span text:style-name="T148">и не отменяет необходимости настоящей фиксации командой</text:span><text:span text:style-name="T97"> </text:span><text:span text:style-name="T65">$ git commit</text:span><text:span text:style-name="T147">.</text:span></text:p>
      <text:p text:style-name="P58">Если необходимо выполнить эту операцию над файлом, который уже был <text:span text:style-name="T15">staged, </text:span>необходимо использовать ключ<text:span text:style-name="T49"> -</text:span><text:span text:style-name="T51">f </text:span><text:span text:style-name="T202">(в данном случае, </text:span><text:span text:style-name="T201">f </text:span><text:span text:style-name="T202">это от </text:span><text:span text:style-name="T201">force</text:span><text:span text:style-name="T202">)</text:span><text:span text:style-name="T127">.</text:span></text:p>
      <text:p text:style-name="P28">Если же необходимо просто отменить <text:span text:style-name="T15">staging, </text:span>то эта команда вызывается с соответствующим ключем (<text:span text:style-name="T51">$ rm … --cached</text:span>).</text:p>
      <text:p text:style-name="P161"/>
      <text:p text:style-name="P161">Перемещение/переименование</text:p>
      <text:p text:style-name="P161"/>
      <text:p text:style-name="P33">Команда перемещения/переименования файлов:</text:p>
      <text:p text:style-name="P112">$ git mv OldFileName NewFileName</text:p>
      <text:p text:style-name="P112"/>
      <text:p text:style-name="P29">Перемещение/переименование должно выполняться этой командой, иначе же оно не будет отслеживаемым <text:span text:style-name="T213">(если это изменение не будет зафиксировано)</text:span>. <text:span text:style-name="T213">Разница между перемещением и переименованием файла этой командой заключается просто в том, что в случае перемещения указывается не только имя файла, а еще новый путь к перемещаемому файлу, по которому он и будет располагаться</text:span>.</text:p>
      <text:p text:style-name="P162"/>
      <text:p text:style-name="P162">Лог версий</text:p>
      <text:p text:style-name="P162"/>
      <text:p text:style-name="P30">Лог версий вызывается командой:</text:p>
      <text:p text:style-name="P113"><text:soft-page-break/>$ git log</text:p>
      <text:p text:style-name="P113"/>
      <text:p text:style-name="P31">по вызову этой команды будет возвращен лог версий текущего репозитория. <text:span text:style-name="T149">Лог выводится в таком порядке — первыми выводятся свежайшие коммиты.</text:span></text:p>
      <text:p text:style-name="P32"><text:span text:style-name="T149">Ключ</text:span><text:span text:style-name="T98"> -2</text:span><text:span text:style-name="T149"> этой команды ограничивает ее вывод двумя пунктами этого списка (на месте двойки можно указать любое число).</text:span></text:p>
      <text:p text:style-name="P32"><text:span text:style-name="T149">Ключ</text:span><text:span text:style-name="T98"> -</text:span><text:span text:style-name="T66">p</text:span><text:span text:style-name="T25"> </text:span><text:span text:style-name="T149">делает вывод более прецезионным (по сути, используя для этого вывод команды </text:span><text:span text:style-name="T66">$ git diff</text:span><text:span text:style-name="T149">).</text:span></text:p>
      <text:p text:style-name="P32"><text:span text:style-name="T149">Ключ</text:span><text:span text:style-name="T98"> --</text:span><text:span text:style-name="T66">stat </text:span><text:span text:style-name="T149">напротив сделает вывод команды более усеченным.</text:span></text:p>
      <text:p text:style-name="P60">Ключ<text:span text:style-name="T49"> </text:span><text:span text:style-name="T51">--oneline </text:span>усечет вывод сведений о каждом коммите до одной строки (в ней будет хэш, и сообщение о коммите (<text:span text:style-name="T178">здесь </text:span>оно усекается <text:span text:style-name="T178">утилитой </text:span><text:span text:style-name="T36">Git</text:span>)).</text:p>
      <text:p text:style-name="P59">Ключ<text:span text:style-name="T49"> --</text:span><text:span text:style-name="T51">since</text:span><text:span text:style-name="T15">/</text:span><text:span text:style-name="T51"> --after </text:span><text:span text:style-name="T15">(</text:span>это синонимы<text:span text:style-name="T15">) </text:span>выведет только коммиты, внесенные с указанной даты (<text:span text:style-name="T177">дата задается в формате</text:span><text:span text:style-name="T108"> «0000-00-00»</text:span><text:span text:style-name="T177">, или прочем формате (подробнее о нем — в других источниках)</text:span>).</text:p>
      <text:p text:style-name="P60">Ключ<text:span text:style-name="T49"> --</text:span><text:span text:style-name="T51">untill/ --before </text:span>(это синонимы) выведет только коммиты, внесенные до указанной даты<text:span text:style-name="T176"> (</text:span>дата задается в формате<text:span text:style-name="T49"> «0000-00-00»</text:span>, или прочем формате (подробнее о нем — в других источниках)<text:span text:style-name="T176">).</text:span></text:p>
      <text:p text:style-name="P32"><text:span text:style-name="T149">Ключ</text:span><text:span text:style-name="T98"> --</text:span><text:span text:style-name="T76">autor </text:span><text:span text:style-name="T173">ограничит вывод команды коммитами, внесенными указанным автором (в значении ключа прописывается автор непосредственно/ без кавычек).</text:span></text:p>
      <text:p text:style-name="P32"><text:span text:style-name="T173">Ключ</text:span><text:span text:style-name="T106"> --</text:span><text:span text:style-name="T76">committer </text:span><text:span text:style-name="T173">ограничит вывод команды коммитами, внесенными указанным коммиттером (в значении ключа прописывается коммиттер непосредственно/ без кавычек).</text:span></text:p>
      <text:p text:style-name="P32"><text:span text:style-name="T173">Ключ </text:span><text:span text:style-name="T77">master </text:span><text:span text:style-name="T34">(</text:span><text:span text:style-name="T174">можно указать целевую ветвь</text:span><text:span text:style-name="T34">) </text:span><text:span text:style-name="T174">выведет коммиты (достижимые из) целевой ветви.</text:span></text:p>
      <text:p text:style-name="P32"><text:span text:style-name="T174">Ключ</text:span><text:span text:style-name="T107"> </text:span><text:span text:style-name="T78">FileName </text:span><text:span text:style-name="T35">(</text:span><text:span text:style-name="T175">можно указать целевой файл</text:span><text:span text:style-name="T35">) </text:span><text:span text:style-name="T175">выведет коммиты, в которых вносились изменения в указанный файл.</text:span></text:p>
      <text:p text:style-name="P61">Ключ<text:span text:style-name="T49"> --</text:span><text:span text:style-name="T51">grep </text:span>выведет коммиты, содержащие в сообщении о коммите заданное слово (оно прописывается непосредственно, без кавычек; прочие способы задать это значение — см. другие источники).</text:p>
      <text:p text:style-name="P62">Ключ<text:span text:style-name="T49"> -</text:span><text:span text:style-name="T51">S </text:span>выведет коммиты, в текстовых файлах которых содержится указанное слово (оно задается непосредственно, без кавычек, и приписывается к самому ключу; прочие способы задать это значение — см. другие источники).</text:p>
      <text:p text:style-name="P34">Есть и прочие ключи — см. <text:span text:style-name="T179">другие источники</text:span>.</text:p>
      <text:p text:style-name="P163"/>
      <text:p text:style-name="P163">Отмена изменений</text:p>
      <text:p text:style-name="P163"/>
      <text:p text:style-name="P35">Отмена изменений выполняется командой<text:span text:style-name="T49"> </text:span><text:span text:style-name="T51">$ git commit -amend</text:span>. <text:span text:style-name="T150">Эта команда фиксирует изменения, которые были </text:span><text:span text:style-name="T26">staged, </text:span><text:span text:style-name="T150">и добавляет их в последний (а не новый) коммит; если же изменилось только сообщение о </text:span><text:span text:style-name="T30">commit, </text:span><text:span text:style-name="T165">то изменится только это сообщение</text:span><text:span text:style-name="T26">. </text:span><text:span text:style-name="T165">Эта команда поддерживается, так как она может быть полезна при слишком рано выполненном </text:span><text:span text:style-name="T30">commit (</text:span><text:span text:style-name="T165">так как она позволяет не плодить лишние </text:span><text:span text:style-name="T30">commit). </text:span><text:span text:style-name="T214">И, разумеется, необходимо помнить, что команды</text:span><text:span text:style-name="T212"> </text:span><text:span text:style-name="T208">$ git commit -amend </text:span><text:span text:style-name="T214">и</text:span><text:span text:style-name="T212"> </text:span><text:span text:style-name="T208">$ git commit -a </text:span><text:span text:style-name="T214">никоим образом не являются синонимами, логика их действия разная.</text:span></text:p>
      <text:p text:style-name="P36"><text:soft-page-break/>Команда<text:span text:style-name="T49"> </text:span><text:span text:style-name="T51">$ git reset HEAD FileName </text:span>отменяет <text:span text:style-name="T15">staging </text:span>указанного файла<text:span text:style-name="T30">; </text:span><text:span text:style-name="T165">эта команда затрагивает только </text:span><text:span text:style-name="T30">staging</text:span><text:span text:style-name="T165">; однако, будучи вызванной с ключем</text:span><text:span text:style-name="T101"> --</text:span><text:span text:style-name="T71">hard</text:span><text:span text:style-name="T30">, </text:span><text:span text:style-name="T165">она затронет и файл в рабочем каталоге</text:span>.</text:p>
      <text:p text:style-name="P37">Можно откатить изменения, внесенные <text:span text:style-name="T166">после </text:span>последней фиксаци<text:span text:style-name="T166">и; это производится </text:span>вызовом команды <text:span text:style-name="T51">$ git checkout –- FileName</text:span>; <text:span text:style-name="T166">эта команда отменит изменения файла в рабочем каталоге</text:span>.</text:p>
      <text:p text:style-name="P134"/>
      <text:p text:style-name="P134">Удаленные репозитории</text:p>
      <text:p text:style-name="P134"/>
      <text:p text:style-name="P165">Просмотр репозиториев</text:p>
      <text:p text:style-name="P164"/>
      <text:p text:style-name="P52">Удаленные репозитроии — это репозитории, находящиеся в сети. Они могут быть доступны на тех или ных правах.</text:p>
      <text:p text:style-name="P50">Просмотр удаленных репозиториев (вывод их списка) осуществляется командой <text:span text:style-name="T51">$ git remote</text:span><text:span text:style-name="T15">. </text:span>Эта команда выводит список коротких имен удаленных репозиториев пользователя; для того, чтобы вывести и его <text:span text:style-name="T15">URL</text:span>, используют ключ<text:span text:style-name="T49"> -</text:span><text:span text:style-name="T51">v </text:span><text:span text:style-name="T129">(</text:span><text:span text:style-name="T133">тогда вывод команды приобретает вид:</text:span><text:span text:style-name="T102"> </text:span><text:span text:style-name="T72">RepName URL (fetch) … </text:span><text:span text:style-name="T129">)</text:span><text:span text:style-name="T127">.</text:span></text:p>
      <text:p text:style-name="P39">Эта команда позволяет просмотреть подробности об удаленном репозитории, для этого она вызывается так:</text:p>
      <text:p text:style-name="P115">$ git remote show <text:span text:style-name="T167">Rep</text:span>Name</text:p>
      <text:p text:style-name="P115"/>
      <text:p text:style-name="P39">в числе подробностей выводятся следующие сведения (см. справку).</text:p>
      <text:p text:style-name="P51">Эта команда позволяет также удалить/переименовать удаленный репозиторий (переименовать -<text:span text:style-name="T49"> </text:span><text:span text:style-name="T51">$ git remote </text:span><text:span text:style-name="T72">Rep</text:span><text:span text:style-name="T51">Name </text:span><text:span text:style-name="T49">New</text:span><text:span text:style-name="T102">Rep</text:span><text:span text:style-name="T49">Name</text:span>.</text:p>
      <text:p text:style-name="P51"><text:span text:style-name="T168">У</text:span>далить <text:span text:style-name="T168">ссылку на удаленный репозиторий можно командой</text:span><text:span text:style-name="T15"> </text:span><text:span text:style-name="T51">$ git remote rm </text:span><text:span text:style-name="T72">Rep</text:span><text:span text:style-name="T51">Name</text:span>.</text:p>
      <text:p text:style-name="P166"/>
      <text:p text:style-name="P166">Добавление удаленных репозиториев</text:p>
      <text:p text:style-name="P166"/>
      <text:p text:style-name="P38">Д<text:span text:style-name="T167">обавить (ссылку на) удаленный репозиторий можно</text:span> командой:</text:p>
      <text:p text:style-name="P114">$ git remote add <text:span text:style-name="T167">Rep</text:span>Name URL</text:p>
      <text:p text:style-name="P114"/>
      <text:p text:style-name="P38">в результате вызова этой команды будет добавлен<text:span text:style-name="T167">а ссылка на удаленный репозиторий; сам этот</text:span> репозиторий <text:span text:style-name="T167">будет доступен под именем</text:span><text:span text:style-name="T102"> </text:span><text:span text:style-name="T72">RepName</text:span>.</text:p>
      <text:p text:style-name="P170"/>
      <text:p text:style-name="P170">Скачивание с удаленных репозиториев</text:p>
      <text:p text:style-name="P170"/>
      <text:p text:style-name="P38">Для скачивания данных удаленного репозитория используют команду:</text:p>
      <text:p text:style-name="P114">$ git fetch <text:span text:style-name="T167">Rep</text:span>Name</text:p>
      <text:p text:style-name="P114"/>
      <text:p text:style-name="P100"><text:span text:style-name="T4">утилита</text:span><text:span text:style-name="T89"> </text:span><text:span text:style-name="T49">Git </text:span><text:span text:style-name="T1">экономит трафик — скачаны будут не все данные, а только </text:span><text:span text:style-name="T4">те, что отсутствуют у пользователя. </text:span><text:span text:style-name="T5">Скачивание производится в локальный репозиторий </text:span><text:soft-page-break/><text:span text:style-name="T10">(но слияния ветвей </text:span><text:span text:style-name="T169">(</text:span><text:span text:style-name="T10">скачанных и имеющихся локально</text:span><text:span text:style-name="T169">) </text:span><text:span text:style-name="T10">не производится)</text:span><text:span text:style-name="T5">. </text:span><text:span text:style-name="T10">Скачанные ветви доступны локально как </text:span><text:span text:style-name="T103">RepName/BranchName</text:span><text:span text:style-name="T169">.</text:span></text:p>
      <text:p text:style-name="P101"><text:span text:style-name="T6">Есть аналогичная команда -</text:span><text:span text:style-name="T90"> </text:span><text:span text:style-name="T99">$ git pull</text:span><text:span text:style-name="T151">, </text:span><text:span text:style-name="T6">она также выполняет слияние ветвей (подробности — далее </text:span><text:span text:style-name="T12">в этом томе</text:span><text:span text:style-name="T6">).</text:span></text:p>
      <text:p text:style-name="P101"><text:span text:style-name="T6">Эти команды могут использовать как короткие имена, так и адреса </text:span><text:span text:style-name="T10">(но, разумеется, имена проще в записи)</text:span><text:span text:style-name="T6">.</text:span></text:p>
      <text:p text:style-name="P167"/>
      <text:p text:style-name="P167">Пополнение удаленных репозиториев</text:p>
      <text:p text:style-name="P167"/>
      <text:p text:style-name="P102"><text:span text:style-name="T1">Команда</text:span><text:span text:style-name="T88"> </text:span><text:span text:style-name="T49">$ git push</text:span>, <text:span text:style-name="T1">этой команде надо задать </text:span><text:span text:style-name="T7">короткое имя </text:span><text:span text:style-name="T11">(удаленного репозитория)</text:span><text:span text:style-name="T7"> и ветвь </text:span><text:span text:style-name="T11">(локальную ветвь)</text:span><text:span text:style-name="T1">.</text:span></text:p>
      <text:p text:style-name="P171"/>
      <text:p text:style-name="P171">Переименование удаленных репозиториев</text:p>
      <text:p text:style-name="P171"/>
      <text:p text:style-name="P53">Переименование удаленных репозиториев (смена их коротких имен) производится командой:</text:p>
      <text:p text:style-name="P120">$ git remote rename RepName NewRepName</text:p>
      <text:p text:style-name="P171"/>
      <text:p text:style-name="P171">Удаление удаленных репозиториев</text:p>
      <text:p text:style-name="P171"/>
      <text:p text:style-name="P53">Удаление (ссылки на) удаленный репозиторий производится командой:</text:p>
      <text:p text:style-name="P120">$ git remote rm RepName</text:p>
      <text:p text:style-name="P136"/>
      <text:p text:style-name="P136">Теги</text:p>
      <text:p text:style-name="P136"/>
      <text:p text:style-name="P41">Теги — <text:span text:style-name="T180">это </text:span>метки версий. <text:span text:style-name="T213">Они, как и сообщения о </text:span><text:span text:style-name="T45">commit, </text:span><text:span text:style-name="T213">и их хэши,</text:span><text:span text:style-name="T45"> </text:span><text:span text:style-name="T213">представляют из себя сведения, идентифицирующие </text:span><text:span text:style-name="T45">commit.</text:span></text:p>
      <text:p text:style-name="P168"/>
      <text:p text:style-name="P168">Вывод списка тегов</text:p>
      <text:p text:style-name="P168"/>
      <text:p text:style-name="P96"><text:span text:style-name="T1">Команда</text:span><text:span text:style-name="T88"> </text:span><text:span text:style-name="T49">$ git tag</text:span>, <text:span text:style-name="T1">о ключах </text:span><text:span text:style-name="T14">команды </text:span><text:span text:style-name="T1">— см. </text:span><text:span text:style-name="T14">другие источники</text:span><text:span text:style-name="T1">.</text:span></text:p>
      <text:p text:style-name="P169"/>
      <text:p text:style-name="P169">Создание тегов</text:p>
      <text:p text:style-name="P169"/>
      <text:p text:style-name="P95"><text:span text:style-name="T8">Теги бывают легковесные (просто метка версии), и </text:span><text:span text:style-name="T9">аннотированными</text:span><text:span text:style-name="T8"> (содержат </text:span><text:span text:style-name="T9">различные пользовательские аннотации</text:span><text:span text:style-name="T8">).</text:span></text:p>
      <text:p text:style-name="P95"><text:span text:style-name="T1">Создание </text:span><text:span text:style-name="T9">аннотированных </text:span><text:span text:style-name="T1">тегов выполняется </text:span><text:span text:style-name="T9">следующей</text:span><text:span text:style-name="T1"> командой:</text:span></text:p>
      <text:p text:style-name="P116">$ git tag -a VersionTag -m “TextOfComment”</text:p>
      <text:p text:style-name="P42"/>
      <text:p text:style-name="P97"><text:span text:style-name="T1">для просмотра тега с аннотациями служит команда</text:span><text:span text:style-name="T88"> </text:span><text:span text:style-name="T49">$ git show VersionTag</text:span>.</text:p>
      <text:p text:style-name="P40">Что касается легковесных тегов, то они аналогичны аннотированным (за тем исключением, что не позволяют работать с аннотациями).</text:p>
      <text:p text:style-name="P135"><text:soft-page-break/>Ветвления</text:p>
      <text:p text:style-name="P135"/>
      <text:p text:style-name="P43">Ветвления — это собственно ветвления линии разработки проекта. <text:span text:style-name="T152">Таким образом, ветвь — это ни что иное, как секвенция коммитов. Коммиты ссылаются друг на друга, таким образом их секвенция имеет ссылочную целостность.</text:span></text:p>
      <text:p text:style-name="P44">Основная ветвь разработки проекта по умолчанию носит имя<text:span text:style-name="T49"> </text:span><text:span text:style-name="T51">master</text:span><text:span text:style-name="T15">.</text:span></text:p>
      <text:p text:style-name="P45">Создане новой ветви производится командой:</text:p>
      <text:p text:style-name="P117">$ git branch NewBranchName</text:p>
      <text:p text:style-name="P98"/>
      <text:p text:style-name="P45">в результате этой команды будет создана новая ветвь, она будет брать начало с текущего коммита.<text:span text:style-name="T49"> </text:span><text:span text:style-name="T51">Git </text:span>знает, какой коммит — текущий (переменная<text:span text:style-name="T49"> </text:span><text:span text:style-name="T51">HEAD</text:span>).</text:p>
      <text:p text:style-name="P45">После создания ветви работа по прежнему будет проистекать с текущей ветвью (а не новой). Чтобы перейти на целевую ветвь, ипользуется команда:</text:p>
      <text:p text:style-name="P117">$ git checkout BranchName</text:p>
      <text:p text:style-name="P98"/>
      <text:p text:style-name="P46">целевая ветвь этой команды станет текущей ветвью (и это отобразится на переменной<text:span text:style-name="T49"> </text:span><text:span text:style-name="T51">HEAD</text:span>), и текущая ветвь окажется загружена в рабочий каталог. <text:span text:style-name="T158">Есть сокращенная запись этой секвенции действий — создания ветви и перехода на нее (</text:span><text:span text:style-name="T68">$ git checkout -b BranchName</text:span><text:span text:style-name="T158">).</text:span></text:p>
      <text:p text:style-name="P46"><text:span text:style-name="T159">Операции над ветвями не требуют фиксации (однако, при работе с ветвями необходимо помнить, что ветвь — это секвенция коммитов, и если какие- либо данные должны быть включены в ветвь, то они сперва должны быть включены в </text:span><text:span text:style-name="T47">commit</text:span><text:span text:style-name="T159">)</text:span>.</text:p>
      <text:p text:style-name="P73">Переход на целевую ветвь возможен только если текущая ветвь не изменялась, или же изменения фиксированы (собственно фиксированы, или отменены). <text:span text:style-name="T217">Так или иначе, чтобы переход на целевую ветвь был возможен, состояние файлов в рабочей папке должно соответствовать состоянию их последней фиксации. Обеспечить это можно командами, рассмотренными выше в этом томе.</text:span></text:p>
      <text:p text:style-name="P176"/>
      <text:p text:style-name="P176">Слияние ветвей</text:p>
      <text:p text:style-name="P176"/>
      <text:p text:style-name="P47">Ветви могут быть слиты <text:span text:style-name="T163">друг с другом (командой </text:span>пользовател<text:span text:style-name="T163">я)</text:span>. <text:span text:style-name="T153">Классический способ слияния — это такое слияние, при котором ветви (а это секвенции коммитов) сопоставляются в единую (в порядке следования); такой способ слияния принято называть </text:span><text:span text:style-name="T27">“fast- forward”</text:span><text:span text:style-name="T153">. Такое слияние выполняется командой:</text:span></text:p>
      <text:p text:style-name="P119">$ git merge BranchName</text:p>
      <text:p text:style-name="P119"/>
      <text:p text:style-name="P48">по выполнению этой команды текущая ветвь будет слита с указанной.</text:p>
      <text:p text:style-name="P48"><text:span text:style-name="T154">Этот способ слияния применяется когда после ветвления одна из ветвей перестает пополняться коммитами. Только тогда этот способ применим. Если же после ветвления одна из ветвей (также) продолжает пополняться коммитами (как и другая), то применяется другой способ слияния - «слияние с исползованием </text:span><text:span text:style-name="T28">merge commit</text:span><text:span text:style-name="T154">». При этом способе слияния выполняется следующее: последние коммиты текущей и указанной ветвей используются как </text:span><text:soft-page-break/><text:span text:style-name="T154">предки для создания коммита слияния (он создается автоматически), этот коммит и будет последним коммитом текущей ветви в результате слияния ветвей. Этот способ слияния задействуется той же записью — конкретный способ слиянния выбирается самой</text:span><text:span text:style-name="T100"> </text:span><text:span text:style-name="T67">Git</text:span><text:span text:style-name="T154">.</text:span></text:p>
      <text:p text:style-name="P74">При слиянии <text:span text:style-name="T155">ветвей </text:span>(каким- либо способом) возможны конфликты слияния. При конфликте слияния в слиянии <text:span text:style-name="T157">будет </text:span>отказано. Конфликт слияния возникает когда <text:span text:style-name="T155">ветви имеют конфликтующие изменения (одни и те же файлы этих ветвей имеют разные изменения).</text:span></text:p>
      <text:p text:style-name="P176"/>
      <text:p text:style-name="P176">Удаление ветвей</text:p>
      <text:p text:style-name="P176"/>
      <text:p text:style-name="P49">В ходе работы с ветвями некоторые ветви могут устаревать, и оказываться в дальнейшем бесполезными. <text:span text:style-name="T156">Удаление ветвей производится командой:</text:span></text:p>
      <text:p text:style-name="P118">$ git branch -d BranchName</text:p>
      <text:p text:style-name="P99"/>
      <text:p text:style-name="P75"><text:span text:style-name="T157">могут быть удалены</text:span> только ветви, не являющиеся текущей ветвью. <text:span text:style-name="T160">Кроме того, этой записью могут быть удалены только те ветви, данные из которых были добавлены (слиянием) в другие ветви (это предусмотрено во избежание утраты данных). Ветви, данные из которых не сливались, могут быть удалены альтернативной записью (</text:span><text:span text:style-name="T51">$ git branch -</text:span><text:span text:style-name="T69">D</text:span><text:span text:style-name="T51"> BranchName</text:span><text:span text:style-name="T160">), различия в этих формах записей символические.</text:span></text:p>
      <text:p text:style-name="P176"/>
      <text:p text:style-name="P176">Список ветвей</text:p>
      <text:p text:style-name="P176"/>
      <text:p text:style-name="P189">Список ветвей может быть вызван командой (<text:span text:style-name="T70">$ git branch</text:span>). Текущая ветвь в списке ветвей обозначается псевдографикой (<text:span text:style-name="T49">*</text:span>), <text:span text:style-name="T213">этот символ предшествует имени ветви</text:span>. Ключ<text:span text:style-name="T49"> --</text:span><text:span text:style-name="T51">merged </text:span>этой команды означает включение в <text:span text:style-name="T217">этот </text:span>список только тех ветвей, данные из которых сливались в <text:span text:style-name="T213">текущую</text:span> ветв<text:span text:style-name="T213">ь</text:span>, ключ<text:span text:style-name="T49"> --</text:span><text:span text:style-name="T51">no-merged </text:span>имеет противоположное действие. <text:span text:style-name="T213">Если конкретнее, то этим командам можно задать целевую ветвь — на слияние с ней и будет выполняться проверка (тогда команда примет вид</text:span><text:span text:style-name="T211"> --</text:span><text:span text:style-name="T207">ComandName BranchName</text:span><text:span text:style-name="T213">), если целевая ветвь не задана — то по умолчанию это текущая ветвь</text:span><text:span text:style-name="T45">.</text:span></text:p>
      <text:p text:style-name="P189">Ключ<text:span text:style-name="T49"> -</text:span><text:span text:style-name="T51">v </text:span>этой команды <text:span text:style-name="T161">приведет к выводу списка ветвей, где каждый пункт имеет вид: имя ветви, хэш последнего коммита ветви, коммент к нему.</text:span></text:p>
      <text:p text:style-name="P177"/>
      <text:p text:style-name="P177">Удаленные ветви</text:p>
      <text:p text:style-name="P172"/>
      <text:p text:style-name="P63">Удаленные ветви — это (ссылки на) ветви удаленных репозиториев. Они доступны (в записи) как<text:span text:style-name="T49"> </text:span><text:span text:style-name="T51">RepName/BranchName</text:span><text:span text:style-name="T15">.</text:span></text:p>
      <text:p text:style-name="P63">Чтобы удаленные ветви были доступны, необходимо чтобы соответствующие удаленные репозитории были доступны (ссылки на них добавляются явно, командой<text:span text:style-name="T49"> </text:span><text:span text:style-name="T51">$ git remote add</text:span>).</text:p>
      <text:p text:style-name="P63"><text:soft-page-break/>При клонировании удаленного репозитория команда<text:span text:style-name="T49"> </text:span><text:span text:style-name="T51">$ git clone </text:span>(по умолчанию) присваивает имя<text:span text:style-name="T49"> </text:span><text:span text:style-name="T51">origin </text:span>клонируемому репозиторию. По этому (в различных обозначениях) это имя зачастую используется для обозначения удаленного репозитория <text:span text:style-name="T15">(</text:span>когда это — имя, а когда — просто обозначение, <text:span text:style-name="T217">обычно бывает ясно из контекста</text:span><text:span text:style-name="T15">)</text:span>.</text:p>
      <text:p text:style-name="P64">Синхронизация с <text:span text:style-name="T181">удаленным репозиторием</text:span> осуществляется явно — командой<text:span text:style-name="T49"> </text:span><text:span text:style-name="T51">$ git fetch</text:span><text:span text:style-name="T15">.</text:span></text:p>
      <text:p text:style-name="P64">Необходимо помнить, что эта команда работает не с самими данными, а лишь с ссылками на них <text:span text:style-name="T181">(проще говоря, скачиваются не актуальные данные, а ссылки на актуальные данные)</text:span>. <text:span text:style-name="T183">Даже по факту синхронизации удаленные ветви не доступны для редактирования; однако, они доступны для операции слияния — слияние производится характерной записью</text:span><text:span text:style-name="T109"> </text:span><text:span text:style-name="T79">$ </text:span><text:span text:style-name="T80">git merge RepName/BranchName</text:span><text:span text:style-name="T183">. Чтобы удаленная ветвь стала доступна для редактирования, ее надо загрузить.</text:span></text:p>
      <text:p text:style-name="P65">Загрузка удаленной ветви производится командой<text:span text:style-name="T49"> </text:span><text:span text:style-name="T51">$ git pull</text:span><text:span text:style-name="T15">. </text:span><text:span text:style-name="T186">Эта команда в своей логике эквивалентна последовательности команд</text:span><text:span text:style-name="T112"> </text:span><text:span text:style-name="T84">$ git fetch</text:span><text:span text:style-name="T38">, </text:span><text:span text:style-name="T186">и</text:span><text:span text:style-name="T112"> </text:span><text:span text:style-name="T84">$ git merge</text:span><text:span text:style-name="T38">.</text:span></text:p>
      <text:p text:style-name="P66">Отправка локальной ветви на удаленный сервер производится явно — командой <text:span text:style-name="T51">$ git push</text:span>. Можно отправить ветвь и под другим именем — командой<text:span text:style-name="T49"> </text:span><text:span text:style-name="T51">$ git push RepName BranchName:NewBranchName</text:span><text:span text:style-name="T15">. </text:span><text:span text:style-name="T182">При этом, если ветвь с данным именем уже есть, то данные будут отправлены в эту (уже существующую) ветвь.</text:span></text:p>
      <text:p text:style-name="P173"/>
      <text:p text:style-name="P173">Об отслеживании ветвей</text:p>
      <text:p text:style-name="P173"/>
      <text:p text:style-name="P67">Ветвь, созданная из удаленной ветви (тем или иным способом), является отслеживаемой. <text:span text:style-name="T184">Последствия отслеживаемости следующие: команда</text:span><text:span text:style-name="T110"> </text:span><text:span text:style-name="T81">$ git push </text:span><text:span text:style-name="T184">может работать без аргументов (если текущей является отслеживаемая ветвь), команда</text:span><text:span text:style-name="T110"> </text:span><text:span text:style-name="T81">$ git pull </text:span><text:span text:style-name="T37">– </text:span><text:span text:style-name="T184">тоже (и, кроме того, автоматически выполнит слияние данных ветвей).</text:span></text:p>
      <text:p text:style-name="P68">При клонировании удаленных репозиториев ветвь<text:span text:style-name="T49"> </text:span><text:span text:style-name="T51">master </text:span>по умолчанию является отслеживаемой.</text:p>
      <text:p text:style-name="P69">При необходимости, те или иные ветви (в том числе, ветвь<text:span text:style-name="T49"> </text:span><text:span text:style-name="T51">master</text:span>) могут быть настроены как отслеживаемые/ не отслеживаемые. <text:span text:style-name="T185">Ветвь может быть настроена при создании — следующей командой:</text:span></text:p>
      <text:p text:style-name="P124">$ git checkout -b BranchName RepName/BranchName</text:p>
      <text:p text:style-name="P124"/>
      <text:p text:style-name="P69"><text:span text:style-name="T135">эта </text:span><text:span text:style-name="T134">команда создаст ветвь из удаленной ветви</text:span><text:span text:style-name="T130">. <text:s/></text:span><text:span text:style-name="T134">У этой команды есть синонимичная запись:</text:span><text:span text:style-name="T111"> </text:span><text:span text:style-name="T82">$ git checkout --track RepName/BranchName</text:span><text:span text:style-name="T131">. </text:span><text:span text:style-name="T134">Ветвь может быть настроена также после создания — </text:span><text:span text:style-name="T135">следующей </text:span><text:span text:style-name="T134">командой:</text:span></text:p>
      <text:p text:style-name="P125">$ git branch -u RepName/BranchName</text:p>
      <text:p text:style-name="P125"/>
      <text:p text:style-name="P69"><text:span text:style-name="T135">эта </text:span><text:span text:style-name="T134">команда сделает указанную удаленную ветвь отслеживаемой одноименной ей локальной ветвью.</text:span></text:p>
      <text:p text:style-name="P70">Просмотреть список отлеживаемых ветвей можно следующей командой:</text:p>
      <text:p text:style-name="P121">$git branch -vv</text:p>
      <text:p text:style-name="P103"><text:soft-page-break/></text:p>
      <text:p text:style-name="P70"><text:span text:style-name="T126">эта команда выведет список в следующем </text:span><text:span text:style-name="T127">виде:</text:span></text:p>
      <text:p text:style-name="P121">BranchName Hash [RepName/BranchName: ahead M, behind N] CommitMessage</text:p>
      <text:p text:style-name="P121"/>
      <text:p text:style-name="P70"><text:span text:style-name="T126">в этой записи</text:span><text:span text:style-name="T49"> </text:span><text:span text:style-name="T51">ahead M</text:span><text:span text:style-name="T49"> </text:span><text:span text:style-name="T126">означает «локальная ветвь содержит</text:span><text:span text:style-name="T49"> </text:span><text:span text:style-name="T51">M </text:span><text:span text:style-name="T126">не отправленных на</text:span><text:span text:style-name="T49"> </text:span><text:span text:style-name="T51">RepName</text:span><text:span text:style-name="T49"> </text:span><text:span text:style-name="T126">коммитов»,</text:span><text:span text:style-name="T49"> </text:span><text:span text:style-name="T51">behind N </text:span><text:span text:style-name="T126">означает «</text:span><text:span text:style-name="T51">RepName</text:span><text:span text:style-name="T49"> </text:span><text:span text:style-name="T126">имеет</text:span><text:span text:style-name="T49"> </text:span><text:span text:style-name="T51">N </text:span><text:span text:style-name="T126">не скачанных коммитов». Прочие обозначения не требуют комментариев. Эта команда выводит также и не отслеживаемые ветви, они в этом списке выводятся в виде</text:span><text:span text:style-name="T49"> </text:span><text:span text:style-name="T51">BranchName Hash CommitMessage</text:span><text:span text:style-name="T126">. Эта команда не работает с сервером (а вместо этого пользуется закэшированными </text:span><text:span text:style-name="T136">при обращении к серверу </text:span><text:span text:style-name="T126">данными), поэтому она может сообщать не актуальные данные — чтобы данные были актуальны, стоит воспользоваться командой</text:span><text:span text:style-name="T49"> </text:span><text:span text:style-name="T51">$ git fetch –</text:span><text:span text:style-name="T83">all</text:span><text:span text:style-name="T127">.</text:span></text:p>
      <text:p text:style-name="P174"/>
      <text:p text:style-name="P174">Удаление удаленных ветвей</text:p>
      <text:p text:style-name="P174"/>
      <text:p text:style-name="P71"><text:span text:style-name="T126">Удаленная ветвь может быть удалена (из удаленного репозитория). </text:span><text:span text:style-name="T137">Это производится следующей командой:</text:span></text:p>
      <text:p text:style-name="P122">$ git push RepName --delete BranchName</text:p>
      <text:p text:style-name="P122"/>
      <text:p text:style-name="P72">в результате указанная ветвь будет удалена с удаленного репозитория.</text:p>
      <text:p text:style-name="P176"/>
      <text:p text:style-name="P176">Перебазирование ветвей</text:p>
      <text:p text:style-name="P176"/>
      <text:p text:style-name="P72">Перебазирование ветвей — это операция, аналогичная слиянию (но, в отличии от слияния, она приводит не к копированию данных, а к их перемещению).</text:p>
      <text:p text:style-name="P76">Перебазирование производится следующей командой:</text:p>
      <text:p text:style-name="P123">$ git rebase BranchName</text:p>
      <text:p text:style-name="P123"/>
      <text:p text:style-name="P76">в результате текущая ветвь перебазируется в указанную (именно так!).</text:p>
      <text:p text:style-name="P76">Команда перебазирования зарекомендовала себя проблематичной в применении.</text:p>
      <text:p text:style-name="P76">Перебазирование должно выполняться только в локальном репозитории.</text:p>
      <text:p text:style-name="P76">Прочие сведения — в прочих источниках.</text:p>
      <text:p text:style-name="P183">Часть <text:span text:style-name="T197">4</text:span> (<text:span text:style-name="T15">Additional ref’</text:span>)</text:p>
      <text:p text:style-name="P151"/>
      <text:p text:style-name="P143">Commit message</text:p>
      <text:p text:style-name="P143"/>
      <text:p text:style-name="P77">Сообщение о коммите следует оформлять следующим образом:</text:p>
      <text:p text:style-name="P77">строка заголовка сообщения — это тезис, описывающий суть коммита (следует ограничиться 50 символами);</text:p>
      <text:p text:style-name="P77">пустая строка (не следует ей пренебрегать);</text:p>
      <text:p text:style-name="P77">тело сообщения о коммите — это комментарий к тезису в заголовке сообщения о коммите (следует ограничиться 72 символами);</text:p>
      <text:p text:style-name="P77"/>
      <text:p text:style-name="P77">этот формат следует соблюдать, иначе различные команды могут счесть сообщение о коммите не приемлемым (соответственно, и сам коммит).</text:p>
      <text:p text:style-name="P137"/>
      <text:p text:style-name="P137">О пользовании <text:span text:style-name="T15">Git</text:span></text:p>
      <text:p text:style-name="P144"/>
      <text:p text:style-name="P77">В процессе использования <text:span text:style-name="T15">Git </text:span>может обнаружиться следующее обстоятельство — ряд пользователей одновременно пытается отправить свои коммиты на удаленный репозиторий. При этом отправка данных осуществляется в порядке очереди. Данные удастся отправить лишь первому в этой очереди. Остальные пользователи, желающие отправить данные, претерпят фиаско. Им потребуется скачать уже обновленные данные с удаленного репозитория <text:span text:style-name="T190">(при этом, можно скачивать как все, так и только обновленные ветви)</text:span>, провести слияние с ними, и только потом отправить свои данные. <text:span text:style-name="T190">Конкретный проект, при этом, может потребовать выполнить тестирование после слияния (и в этом есть смысл). </text:span>Таков процесс использования <text:span text:style-name="T15">Git.</text:span></text:p>
      <text:p text:style-name="P78">Следует дополнить, что у пользователя могут быть права на внесение изменений в удаленный репозиторий проекта, а могут и не быть — тогда наработанные изменения следует отправлять по электронной почте пользователю, наделенному такими правами (кстати говоря, это устоявшаяся практика в работе над крупными публичными проектами). <text:span text:style-name="T191">Разумеется, при этой практике (обычно) высылается лишь сообщение о завершении наработок (так как уполномоченный пользователь может просто выполнить слияние с этими наработками).</text:span></text:p>
      <text:p text:style-name="P138"/>
      <text:p text:style-name="P138">О команде <text:span text:style-name="T15">push</text:span></text:p>
      <text:p text:style-name="P145"/>
      <text:p text:style-name="P79">Команде<text:span text:style-name="T49"> </text:span><text:span text:style-name="T51">$ git push </text:span>доступен также следующий синтаксис:</text:p>
      <text:p text:style-name="P126">$ git push -u RepName LocBranshName:RemBranchName</text:p>
      <text:p text:style-name="P126"/>
      <text:p text:style-name="P79"><text:soft-page-break/>флаг<text:span text:style-name="T49"> -</text:span><text:span text:style-name="T51">u </text:span>отвечает за с<text:span text:style-name="T198">вою</text:span> функциональность; <text:span text:style-name="T15">u </text:span>это от <text:span text:style-name="T15">upstream, </text:span><text:span text:style-name="T198">соответственно, флаги</text:span><text:span text:style-name="T204"> -</text:span><text:span text:style-name="T206">u </text:span><text:span text:style-name="T198">и</text:span><text:span text:style-name="T204"> </text:span><text:span text:style-name="T206">upstream </text:span><text:span text:style-name="T198">это синонимы</text:span>.</text:p>
      <text:p text:style-name="P139"/>
      <text:p text:style-name="P139"><text:span text:style-name="T192">Важнейшая о</text:span>собенность <text:span text:style-name="T15">Git</text:span></text:p>
      <text:p text:style-name="P146"/>
      <text:p text:style-name="P80">Утилита <text:span text:style-name="T15">Git, </text:span>как и говорилось в томе <text:span text:style-name="T15">Git </text:span><text:span text:style-name="T44">(</text:span><text:span text:style-name="T198">данном томе</text:span><text:span text:style-name="T44">)</text:span><text:span text:style-name="T15">, </text:span>предназначена для работы с исходными кодами — бинарные файлы не открываются этой утилитой, и не подвергаются слиянию. <text:span text:style-name="T192">При работе с текстовыми файлами эта утилита проверяет их на наличие конфликтов слияния; но, конечно же, не проверяет на предмет синтаксической правильности (с точки зрения синтаксиса используемых языков) — поэтому, даже при корректном слиянии, работоспособность кодов проекта может быть нарушена. Поэтому, работа над кодом — это задача именно программирования </text:span><text:span text:style-name="T39">(</text:span><text:span text:style-name="T192">а не эксплуатации </text:span><text:span text:style-name="T39">Git)</text:span><text:span text:style-name="T192">, и редактирование кода должно осуществляться именно в </text:span><text:span text:style-name="T39">IDE. </text:span>Никогда не следует забывать об этой особенности.</text:p>
      <text:p text:style-name="P140"/>
      <text:p text:style-name="P140">О поддержке проекта</text:p>
      <text:p text:style-name="P140"/>
      <text:p text:style-name="P81">Поддержка проекта, во многом, заключается в деятельности пользователя, уполномоченного вносить наработки в удаленный репозиторий проекта. </text:p>
      <text:p text:style-name="P81">Даже если принято решение о внесении этих наработок, то (обычно) они предварительно вносятся в тематическую ветвь, а внесение их в основную ветвь проекта производится позже — когда это предписывается проектом.</text:p>
      <text:p text:style-name="P141"/>
      <text:p text:style-name="P141">О сайте <text:span text:style-name="T15">GitHub</text:span></text:p>
      <text:p text:style-name="P147"/>
      <text:p text:style-name="P82">Сайт <text:span text:style-name="T15">GitHub </text:span>предлагает услугу хостинга репозиториев (и в настоящее время является самым популярным сайтом в своем роде). Им пользуются как индивидуальные разработчики, так и корпоративные разработчики.</text:p>
      <text:p text:style-name="P175"/>
      <text:p text:style-name="P175">О пользовании сайтом</text:p>
      <text:p text:style-name="P175"/>
      <text:p text:style-name="P186">Пользование сайтом (в деталях) изменяется в соответствии с изменениями дизайна сайта.</text:p>
      <text:p text:style-name="P186">Общая же схема следующая.</text:p>
      <text:p text:style-name="P82">Пользование этим сайтом начинается с заведения аккаунта на нем.</text:p>
      <text:p text:style-name="P82">Далее следует выбрать тариф, по которому будет использоваться услуга.</text:p>
      <text:p text:style-name="P82">Для того, чтобы получить локальную копию удаленного проекта, необходимо нажать кнопку <text:span text:style-name="T15">fork (</text:span>в верху экрана<text:span text:style-name="T15">).</text:span></text:p>
      <text:p text:style-name="P82">По наработке изменений следует отправить запрос на их внесение (если нет полномочий вносить их самому). <text:span text:style-name="T193">Отправка запроса производится так — </text:span><text:soft-page-break/><text:span text:style-name="T193">отправляется ветвь (находящаяся в ведении пользователя), и становится доступна кнока </text:span><text:span text:style-name="T40">Pull request. </text:span><text:span text:style-name="T193">При щелчке по ней откроется окно — в него вводится комментарий запроса. Создание запроса завершается щелчком по кнопке </text:span><text:span text:style-name="T40">Create pull request. </text:span><text:span text:style-name="T193">По щелчку по ней происходит отправка запроса. Следует помнить, что доработка изменений возможна и после отправки запроса (но, конечно, это следует практиковать только при необходимости такой доработки, и только в пределах одной команды — чтобы доработки были согласованными).</text:span></text:p>
      <text:p text:style-name="P80">Владелец проекта принимает решение о слиянии наработок, или же просто закрытии запроса. <text:span text:style-name="T194">Каждая такая задача</text:span> выполняется соответствующей кнопкой.</text:p>
      <text:p text:style-name="P83">Прочие детали эксплуатации <text:span text:style-name="T15">GitHub – </text:span>это специфика дизайна этого сайта.</text:p>
      <text:p text:style-name="P142"/>
      <text:p text:style-name="P142">О прочих вопросах</text:p>
      <text:p text:style-name="P142"/>
      <text:p text:style-name="P178">О использовании хэшей</text:p>
      <text:p text:style-name="P178"/>
      <text:p text:style-name="P188">Как и говорилось в томе <text:span text:style-name="T15">Git </text:span><text:span text:style-name="T44">(</text:span><text:span text:style-name="T198">данном томе</text:span><text:span text:style-name="T44">)</text:span><text:span text:style-name="T15">, </text:span>ветви можно указывать как по именам, так и по хэшу. <text:span text:style-name="T218">Хэши вычислияются самой утилитой </text:span><text:span text:style-name="T48">Git (</text:span><text:span text:style-name="T218">по алгоритму </text:span><text:span text:style-name="T48">SHA1). </text:span><text:span text:style-name="T220">При вычилении хэшей по этому алгоритму в ряде случаев происходят коллизии — разные входные данные алгоритма результируют одним и тем же значением хэш- суммы.</text:span></text:p>
      <text:p text:style-name="P188">Возникновение коллизий маловероятно, однако возможно. В случае коллизии она не разрешается (!). И тогда у соответствующих файлов будут одинаковые хэши. Тогда обращение к ветви по хэшу приведет к обращению к первому найденному результату.</text:p>
      <text:p text:style-name="P179"/>
      <text:p text:style-name="P179">О диапазонах коммитов</text:p>
      <text:p text:style-name="P179"/>
      <text:p text:style-name="P84">Коммиты могут быть заданы также диапазонами.</text:p>
      <text:p text:style-name="P84">Запись<text:span text:style-name="T49"> </text:span><text:span text:style-name="T51">BranchName0..BranchName1 </text:span>эквивалентна следующей записи <text:span text:style-name="T218">(ее нотацию следует трактовать обычным для таких записей способом — как в математике, при обозначении промежутков) — </text:span>(<text:span text:style-name="T51">BranchName0</text:span><text:span text:style-name="T15">,</text:span><text:span text:style-name="T51"> BranchName1</text:span><text:span text:style-name="T15">] – </text:span>по этой записи доступны коммиты, которые из ветви<text:span text:style-name="T49"> </text:span><text:span text:style-name="T51">BranchName1 </text:span>и идут до ветви<text:span text:style-name="T49"> </text:span><text:span text:style-name="T51">BranchName0 </text:span>не включительно<text:span text:style-name="T15">. </text:span>В этой записи одну из ветвей можно опустить — тогда используется значение<text:span text:style-name="T49"> </text:span><text:span text:style-name="T51">HEAD</text:span><text:span text:style-name="T15">.</text:span></text:p>
      <text:p text:style-name="P187">Запись<text:span text:style-name="T49"> </text:span><text:span text:style-name="T51">BranchName0...BranchName1 </text:span>эквивалентна следующей записи<text:span text:style-name="T219"> (ее нотацию следует трактовать обычным для таких записей способом — как в формальной логике, при обозначении логических операций) —</text:span> <text:span text:style-name="T51">BranchName0 XOR BranchName1 </text:span><text:span text:style-name="T15">– </text:span>по этой записи доступны коммиты, входящие в указанные ветви, за исключением точки ветвления.</text:p>
      <text:p text:style-name="P85">Эти записи доступны в командах, которым можно задать ряд ветвей.</text:p>
      <text:p text:style-name="P180"/>
      <text:p text:style-name="P180"><text:soft-page-break/>Скрытие данных</text:p>
      <text:p text:style-name="P180"/>
      <text:p text:style-name="P86">Скрытие данных осуществляется командой<text:span text:style-name="T49"> </text:span><text:span text:style-name="T51">$ git stash</text:span><text:span text:style-name="T15">. </text:span>Будучи вызванной без аргументов, эта команда заталкивает в стек (предназначенный для хранения этих данных) все (незафиксированные) изменения (отслеживаемых) файлов рабочего каталога. Каждый вызов этой команды пополняет стек, если его есть чем пополнить. <text:span text:style-name="T195">Команда</text:span><text:span text:style-name="T113"> </text:span><text:span text:style-name="T85">$ git stash --keep-index </text:span><text:span text:style-name="T195">не затрагивает файлы, которые </text:span><text:span text:style-name="T41">staged.</text:span></text:p>
      <text:p text:style-name="P86">Просмотреть стек можно командой:</text:p>
      <text:p text:style-name="P127">$ git stash list</text:p>
      <text:p text:style-name="P127"/>
      <text:p text:style-name="P86">эта команда выведет содеримое этого стека, где каждый «кадр» имеет вид:</text:p>
      <text:p text:style-name="P127">stash@{<text:span text:style-name="T1">№</text:span>}: WIP on BranchName Hash CommitMessage</text:p>
      <text:p text:style-name="P127"/>
      <text:p text:style-name="P86">каждый «кадр» доступен по записи<text:span text:style-name="T49"> </text:span><text:span text:style-name="T51">stash@{</text:span><text:span text:style-name="T49">№</text:span><text:span text:style-name="T51">}</text:span>.</text:p>
      <text:p text:style-name="P87">«Кадры» выталкиваются в рабочий каталог командой<text:span text:style-name="T49"> </text:span><text:span text:style-name="T51">$ git stash apply</text:span><text:span text:style-name="T15">, </text:span>этой команде можно указать целевой кадр (записью<text:span text:style-name="T114"> </text:span><text:span text:style-name="T86">stash@{</text:span><text:span text:style-name="T114">№</text:span><text:span text:style-name="T86">}</text:span>), верхушку стека можно указать проще — опустив явное указание. <text:span text:style-name="T196">Строго говоря, эта команда не выталкивает данные, а копирует их из стека в рабочий каталог. Эта команда не затрагивает состояния файлов (если их потребутся сделать </text:span><text:span text:style-name="T42">staged, </text:span><text:span text:style-name="T196">то это делается явно — командой</text:span><text:span text:style-name="T115"> </text:span><text:span text:style-name="T87">$ git add</text:span><text:span text:style-name="T42">, </text:span><text:span text:style-name="T196">или же</text:span><text:span text:style-name="T115"> </text:span><text:span text:style-name="T87">$ git stassh apply --index</text:span><text:span text:style-name="T196">). Команда</text:span><text:span text:style-name="T115"> </text:span><text:span text:style-name="T87">$ git stash pop </text:span><text:span text:style-name="T196">приводит к выталкиванию (именно выталкиванию) из стека в рабочий каталог. Эти команды (неявно) производят слияние с контентом рабочего каталога (и, в интересах их применения, <text:s/>конфликтов быть не должно).</text:span></text:p>
      <text:p text:style-name="P88">Команда<text:span text:style-name="T49"> </text:span><text:span text:style-name="T51">$ git stash branch BranchName </text:span>создает новую ветвь с указанным именем (ветвь создается на базе последнего коммита ветви, на которой произошел вызов команды), выталкивает в нее вершину стека (поведение этой команды следует уточнить для актуальной версии утилиты).</text:p>
      <text:p text:style-name="P87"><text:span text:style-name="T196">Удалить целевой «кадр» из стека можно командой</text:span><text:span text:style-name="T115"> </text:span><text:span text:style-name="T87">$ git stash drop</text:span><text:span text:style-name="T196">.</text:span></text:p>
      <text:p text:style-name="P180"/>
      <text:p text:style-name="P180">Очистка рабочего каталога</text:p>
      <text:p text:style-name="P181"/>
      <text:p text:style-name="P185"><text:span text:style-name="T138">Очистка рабочего каталога выполняется командой</text:span><text:span text:style-name="T188"> </text:span><text:span text:style-name="T189">$ git clean</text:span><text:span text:style-name="T140">.</text:span></text:p>
      <text:p text:style-name="P185"><text:span text:style-name="T139">Поведение этой команды следует уточнить для актуальной версии утилиты.</text:span></text:p>
      <text:p text:style-name="P184"><text:span text:style-name="T43">Gi</text:span><text:span text:style-name="T187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background-color="#ffffff" style:font-size-asian="10pt" style:font-size-complex="10pt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9-12T15:22:23.272000000</dc:date>
    <meta:editing-duration>P1DT23H12M34S</meta:editing-duration>
    <meta:editing-cycles>33</meta:editing-cycles>
    <meta:document-statistic meta:table-count="0" meta:image-count="0" meta:object-count="0" meta:page-count="20" meta:paragraph-count="282" meta:word-count="4637" meta:character-count="33513" meta:non-whitespace-character-count="29089"/>
  </office:meta>
</office:document-meta>
</file>